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D0000009A58CC3F675BDB9DCE.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2D000000C6AF86D4595C26214D.png" manifest:media-type="image/png"/>
  <manifest:file-entry manifest:full-path="Pictures/100000010000013E000000783689054662BA5A8D.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12700000080F73388BAA8F752B0.png" manifest:media-type="image/png"/>
  <manifest:file-entry manifest:full-path="Pictures/10000001000001260000007D6B1DEDB669FE2449.png" manifest:media-type="image/png"/>
  <manifest:file-entry manifest:full-path="Pictures/100000010000012D000000792887F3D7E6C31EBF.png" manifest:media-type="image/png"/>
  <manifest:file-entry manifest:full-path="Pictures/10000001000001300000012DD4092958659EEBB5.png" manifest:media-type="image/png"/>
  <manifest:file-entry manifest:full-path="Pictures/100000010000012C0000011961AFE0F2DC4F0F8F.png" manifest:media-type="image/png"/>
  <manifest:file-entry manifest:full-path="Pictures/100000010000009800000065D8637C7E25D66A3C.png" manifest:media-type="image/png"/>
  <manifest:file-entry manifest:full-path="Pictures/10000001000000980000006801B04DC8104A5823.png" manifest:media-type="image/png"/>
  <manifest:file-entry manifest:full-path="Pictures/100000010000009500000050C09C3F31335C7C4D.png" manifest:media-type="image/png"/>
  <manifest:file-entry manifest:full-path="Pictures/1000000100000099000000685037C96D8B840570.png" manifest:media-type="image/png"/>
  <manifest:file-entry manifest:full-path="Pictures/100000010000012C000000677B36991AEC8FFED1.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68000000EFC50CD46F8561BC33.png" manifest:media-type="image/png"/>
  <manifest:file-entry manifest:full-path="Pictures/100000010000012C000000932815608ACB165837.png" manifest:media-type="image/png"/>
  <manifest:file-entry manifest:full-path="Pictures/100000010000012200000051A6B5B1D0A274874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12F000001BDD8EAFD826FDEA6A9.png" manifest:media-type="image/png"/>
  <manifest:file-entry manifest:full-path="Pictures/100000010000012200000050B54DC42D24A70D17.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0FE000000C5A34EFD09664F2922.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12B000000D31E0C3C5758E3EE23.png" manifest:media-type="image/png"/>
  <manifest:file-entry manifest:full-path="Pictures/10000001000000980000005119B83342D5F47C6C.png" manifest:media-type="image/png"/>
  <manifest:file-entry manifest:full-path="Pictures/10000001000000D30000007E06273FAD12981FB7.png" manifest:media-type="image/png"/>
  <manifest:file-entry manifest:full-path="Pictures/100000010000008B00000069DD7E2D6436D311DC.png" manifest:media-type="image/png"/>
  <manifest:file-entry manifest:full-path="Pictures/100000010000012C0000007EC6229DE9B1B3F394.png" manifest:media-type="image/png"/>
  <manifest:file-entry manifest:full-path="Pictures/1000000100000177000000B9AA3453E4BFFCE023.png" manifest:media-type="image/png"/>
  <manifest:file-entry manifest:full-path="Pictures/100000010000012E00000087DC7CB2C105C5A897.png" manifest:media-type="image/png"/>
  <manifest:file-entry manifest:full-path="Pictures/100000010000012C0000006B4021EBDB1DDDBDB3.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20000007B906D3BFE7C6D104F.png" manifest:media-type="image/png"/>
  <manifest:file-entry manifest:full-path="Pictures/1000000100000131000000731E47170D04A1998E.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78CAE023C938124DE3.png" manifest:media-type="image/png"/>
  <manifest:file-entry manifest:full-path="Pictures/100000010000009D0000007D42DD6963C5358EE9.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Heading_20_4">
      <style:text-properties officeooo:rsid="0120f087"/>
    </style:style>
    <style:style style:name="P25" style:family="paragraph" style:parent-style-name="Text_20_body">
      <style:text-properties officeooo:rsid="0120f087" officeooo:paragraph-rsid="0120f087"/>
    </style:style>
    <style:style style:name="P26" style:family="paragraph" style:parent-style-name="Text_20_body">
      <style:text-properties officeooo:rsid="0120f087" officeooo:paragraph-rsid="01211c2d"/>
    </style:style>
    <style:style style:name="P27" style:family="paragraph" style:parent-style-name="Heading_20_4">
      <style:text-properties officeooo:paragraph-rsid="01211c2d"/>
    </style:style>
    <style:style style:name="P28" style:family="paragraph" style:parent-style-name="Text_20_body">
      <style:text-properties officeooo:paragraph-rsid="00a3d51d"/>
    </style:style>
    <style:style style:name="P29" style:family="paragraph" style:parent-style-name="Text_20_body">
      <style:text-properties officeooo:rsid="008517cf" officeooo:paragraph-rsid="01031964"/>
    </style:style>
    <style:style style:name="P30" style:family="paragraph" style:parent-style-name="Text_20_body">
      <style:text-properties officeooo:rsid="008517cf" officeooo:paragraph-rsid="010422af"/>
    </style:style>
    <style:style style:name="P31" style:family="paragraph" style:parent-style-name="Text_20_body">
      <style:text-properties officeooo:rsid="008517cf" officeooo:paragraph-rsid="0105991b"/>
    </style:style>
    <style:style style:name="P32" style:family="paragraph" style:parent-style-name="Text_20_body">
      <style:text-properties officeooo:rsid="008517cf" officeooo:paragraph-rsid="010ea9c1"/>
    </style:style>
    <style:style style:name="P33" style:family="paragraph" style:parent-style-name="Text_20_body">
      <style:text-properties officeooo:rsid="008517cf" officeooo:paragraph-rsid="010ff105"/>
    </style:style>
    <style:style style:name="P34" style:family="paragraph" style:parent-style-name="Text_20_body">
      <style:text-properties officeooo:rsid="008517cf" officeooo:paragraph-rsid="0110d76e"/>
    </style:style>
    <style:style style:name="P35" style:family="paragraph" style:parent-style-name="Text_20_body">
      <style:text-properties officeooo:rsid="008517cf" officeooo:paragraph-rsid="011f3573"/>
    </style:style>
    <style:style style:name="P36" style:family="paragraph" style:parent-style-name="Text_20_body">
      <style:text-properties officeooo:rsid="008517cf" officeooo:paragraph-rsid="012ae1b8"/>
    </style:style>
    <style:style style:name="P37" style:family="paragraph" style:parent-style-name="Text_20_body">
      <style:text-properties officeooo:rsid="0087ddbc" officeooo:paragraph-rsid="01031964"/>
    </style:style>
    <style:style style:name="P38" style:family="paragraph" style:parent-style-name="Text_20_body">
      <style:text-properties officeooo:rsid="0087ddbc" officeooo:paragraph-rsid="010422af"/>
    </style:style>
    <style:style style:name="P39" style:family="paragraph" style:parent-style-name="Text_20_body">
      <style:text-properties officeooo:rsid="0087ddbc" officeooo:paragraph-rsid="0105991b"/>
    </style:style>
    <style:style style:name="P40" style:family="paragraph" style:parent-style-name="Text_20_body">
      <style:text-properties officeooo:rsid="0087ddbc" officeooo:paragraph-rsid="010ea9c1"/>
    </style:style>
    <style:style style:name="P41" style:family="paragraph" style:parent-style-name="Text_20_body">
      <style:text-properties officeooo:rsid="0087ddbc" officeooo:paragraph-rsid="010ff105"/>
    </style:style>
    <style:style style:name="P42" style:family="paragraph" style:parent-style-name="Text_20_body">
      <style:text-properties officeooo:rsid="0087ddbc" officeooo:paragraph-rsid="0110d76e"/>
    </style:style>
    <style:style style:name="P43" style:family="paragraph" style:parent-style-name="Text_20_body">
      <style:text-properties officeooo:rsid="0087ddbc" officeooo:paragraph-rsid="011f3573"/>
    </style:style>
    <style:style style:name="P44" style:family="paragraph" style:parent-style-name="Text_20_body">
      <style:text-properties officeooo:rsid="0087ddbc" officeooo:paragraph-rsid="012ae1b8"/>
    </style:style>
    <style:style style:name="P45" style:family="paragraph" style:parent-style-name="Text_20_body">
      <style:text-properties officeooo:paragraph-rsid="00fa1181"/>
    </style:style>
    <style:style style:name="P46" style:family="paragraph" style:parent-style-name="Text_20_body">
      <style:text-properties officeooo:rsid="0107fb55" officeooo:paragraph-rsid="00fa1181"/>
    </style:style>
    <style:style style:name="P47" style:family="paragraph" style:parent-style-name="Text_20_body">
      <style:text-properties officeooo:rsid="0101006a" officeooo:paragraph-rsid="0101006a"/>
    </style:style>
    <style:style style:name="P48" style:family="paragraph" style:parent-style-name="Text_20_body">
      <style:text-properties officeooo:rsid="0102f31f" officeooo:paragraph-rsid="0102f31f"/>
    </style:style>
    <style:style style:name="P49" style:family="paragraph" style:parent-style-name="Text_20_body">
      <style:text-properties officeooo:rsid="0105991b" officeooo:paragraph-rsid="0105991b"/>
    </style:style>
    <style:style style:name="P50" style:family="paragraph" style:parent-style-name="Text_20_body">
      <style:text-properties officeooo:rsid="010715d5" officeooo:paragraph-rsid="010715d5"/>
    </style:style>
    <style:style style:name="P51" style:family="paragraph" style:parent-style-name="Text_20_body">
      <style:text-properties officeooo:rsid="0107a0bd" officeooo:paragraph-rsid="0107a0bd"/>
    </style:style>
    <style:style style:name="P52" style:family="paragraph" style:parent-style-name="Text_20_body">
      <style:text-properties officeooo:rsid="0107a0bd" officeooo:paragraph-rsid="01120df1"/>
    </style:style>
    <style:style style:name="P53" style:family="paragraph" style:parent-style-name="Text_20_body">
      <style:text-properties officeooo:rsid="010984f0" officeooo:paragraph-rsid="010984f0"/>
    </style:style>
    <style:style style:name="P54" style:family="paragraph" style:parent-style-name="Text_20_body">
      <style:text-properties officeooo:rsid="010aa232" officeooo:paragraph-rsid="010aa232"/>
    </style:style>
    <style:style style:name="P55" style:family="paragraph" style:parent-style-name="Text_20_body">
      <style:text-properties officeooo:paragraph-rsid="010aa232"/>
    </style:style>
    <style:style style:name="P56" style:family="paragraph" style:parent-style-name="Text_20_body">
      <style:text-properties officeooo:rsid="010d3e4e" officeooo:paragraph-rsid="010d3e4e"/>
    </style:style>
    <style:style style:name="P57" style:family="paragraph" style:parent-style-name="Horizontal_20_Line">
      <style:text-properties officeooo:rsid="010d3e4e"/>
    </style:style>
    <style:style style:name="P58" style:family="paragraph" style:parent-style-name="Text_20_body">
      <style:text-properties officeooo:paragraph-rsid="010d4186"/>
    </style:style>
    <style:style style:name="P59" style:family="paragraph" style:parent-style-name="Text_20_body">
      <style:text-properties officeooo:rsid="010fe679" officeooo:paragraph-rsid="010fe679"/>
    </style:style>
    <style:style style:name="P60" style:family="paragraph" style:parent-style-name="Text_20_body">
      <style:text-properties officeooo:rsid="010fe679" officeooo:paragraph-rsid="0120f087"/>
    </style:style>
    <style:style style:name="P61" style:family="paragraph" style:parent-style-name="Text_20_body">
      <style:text-properties officeooo:rsid="010fe679" officeooo:paragraph-rsid="01211c2d"/>
    </style:style>
    <style:style style:name="P62" style:family="paragraph" style:parent-style-name="Text_20_body">
      <style:text-properties officeooo:rsid="010ff105" officeooo:paragraph-rsid="010ff105"/>
    </style:style>
    <style:style style:name="P63" style:family="paragraph" style:parent-style-name="Text_20_body">
      <style:text-properties officeooo:rsid="010ff105" officeooo:paragraph-rsid="0120f087"/>
    </style:style>
    <style:style style:name="P64" style:family="paragraph" style:parent-style-name="Text_20_body">
      <style:text-properties officeooo:rsid="010ff105" officeooo:paragraph-rsid="01211c2d"/>
    </style:style>
    <style:style style:name="P65" style:family="paragraph" style:parent-style-name="Text_20_body">
      <style:text-properties officeooo:rsid="0110d76e"/>
    </style:style>
    <style:style style:name="P66" style:family="paragraph" style:parent-style-name="Text_20_body">
      <style:text-properties officeooo:rsid="01120df1" officeooo:paragraph-rsid="01120df1"/>
    </style:style>
    <style:style style:name="P67" style:family="paragraph" style:parent-style-name="Text_20_body">
      <style:text-properties officeooo:rsid="011353d6" officeooo:paragraph-rsid="011353d6"/>
    </style:style>
    <style:style style:name="P68" style:family="paragraph" style:parent-style-name="Text_20_body">
      <style:text-properties officeooo:rsid="011a3f9f" officeooo:paragraph-rsid="011a3f9f"/>
    </style:style>
    <style:style style:name="P69" style:family="paragraph" style:parent-style-name="Text_20_body">
      <style:text-properties officeooo:rsid="011ba069" officeooo:paragraph-rsid="011ba069"/>
    </style:style>
    <style:style style:name="P70" style:family="paragraph" style:parent-style-name="Text_20_body">
      <style:text-properties officeooo:rsid="011c50ae" officeooo:paragraph-rsid="011c50ae"/>
    </style:style>
    <style:style style:name="P71" style:family="paragraph" style:parent-style-name="Text_20_body">
      <style:text-properties officeooo:paragraph-rsid="011da99b"/>
    </style:style>
    <style:style style:name="P72" style:family="paragraph" style:parent-style-name="Horizontal_20_Line">
      <style:text-properties officeooo:paragraph-rsid="011da99b"/>
    </style:style>
    <style:style style:name="P73" style:family="paragraph" style:parent-style-name="Text_20_body">
      <style:text-properties officeooo:rsid="011da99b" officeooo:paragraph-rsid="011da99b"/>
    </style:style>
    <style:style style:name="P74" style:family="paragraph" style:parent-style-name="Text_20_body">
      <style:text-properties officeooo:rsid="011f3573" officeooo:paragraph-rsid="011f3573"/>
    </style:style>
    <style:style style:name="P75" style:family="paragraph" style:parent-style-name="Text_20_body">
      <style:text-properties officeooo:rsid="0121b58e" officeooo:paragraph-rsid="0121b58e"/>
    </style:style>
    <style:style style:name="P76"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9.001cm" style:type="right" style:leader-style="dotted" style:leader-text="."/>
        </style:tab-stops>
      </style:paragraph-properties>
    </style:style>
    <style:style style:name="P79" style:family="paragraph" style:parent-style-name="Contents_20_3">
      <style:paragraph-properties>
        <style:tab-stops>
          <style:tab-stop style:position="19.001cm" style:type="right" style:leader-style="dotted" style:leader-text="."/>
        </style:tab-stops>
      </style:paragraph-properties>
    </style:style>
    <style:style style:name="P80" style:family="paragraph" style:parent-style-name="Contents_20_4">
      <style:paragraph-properties>
        <style:tab-stops>
          <style:tab-stop style:position="19.001cm" style:type="right" style:leader-style="dotted" style:leader-text="."/>
        </style:tab-stops>
      </style:paragraph-properties>
    </style:style>
    <style:style style:name="P81" style:family="paragraph" style:parent-style-name="Contents_20_5">
      <style:paragraph-properties>
        <style:tab-stops>
          <style:tab-stop style:position="19.001cm" style:type="right" style:leader-style="dotted" style:leader-text="."/>
        </style:tab-stops>
      </style:paragraph-properties>
    </style:style>
    <style:style style:name="P82" style:family="paragraph" style:parent-style-name="Contents_20_6">
      <style:paragraph-properties>
        <style:tab-stops>
          <style:tab-stop style:position="19.001cm" style:type="right" style:leader-style="dotted" style:leader-text="."/>
        </style:tab-stops>
      </style:paragraph-properties>
    </style:style>
    <style:style style:name="P83" style:family="paragraph" style:parent-style-name="Text_20_body">
      <style:text-properties officeooo:rsid="0125509f" officeooo:paragraph-rsid="0125509f"/>
    </style:style>
    <style:style style:name="P84" style:family="paragraph" style:parent-style-name="Text_20_body">
      <style:text-properties officeooo:rsid="0125e87d" officeooo:paragraph-rsid="0125e87d"/>
    </style:style>
    <style:style style:name="P85" style:family="paragraph" style:parent-style-name="Text_20_body">
      <style:text-properties officeooo:rsid="0126ada5" officeooo:paragraph-rsid="0126ada5"/>
    </style:style>
    <style:style style:name="P86" style:family="paragraph" style:parent-style-name="Text_20_body">
      <style:paragraph-properties fo:text-align="justify" style:justify-single-word="false"/>
      <style:text-properties officeooo:rsid="0126ada5" officeooo:paragraph-rsid="0126ada5"/>
    </style:style>
    <style:style style:name="P87" style:family="paragraph" style:parent-style-name="Horizontal_20_Line">
      <style:text-properties officeooo:paragraph-rsid="01274b47"/>
    </style:style>
    <style:style style:name="P88" style:family="paragraph" style:parent-style-name="Text_20_body">
      <style:text-properties officeooo:rsid="01274b47" officeooo:paragraph-rsid="01274b47"/>
    </style:style>
    <style:style style:name="P89" style:family="paragraph" style:parent-style-name="Heading_20_4">
      <style:text-properties officeooo:paragraph-rsid="012ae1b8"/>
    </style:style>
    <style:style style:name="P90" style:family="paragraph" style:parent-style-name="Text_20_body">
      <style:text-properties officeooo:rsid="012ae1b8" officeooo:paragraph-rsid="012ae1b8"/>
    </style:style>
    <style:style style:name="P91" style:family="paragraph" style:parent-style-name="Text_20_body">
      <style:text-properties officeooo:rsid="012cca90" officeooo:paragraph-rsid="012cca90"/>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9.001cm" style:type="right" style:leader-style="dotted" style:leader-text="."/>
        </style:tab-stops>
      </style:paragraph-properties>
    </style:style>
    <style:style style:name="P94" style:family="paragraph" style:parent-style-name="Contents_20_3">
      <style:paragraph-properties>
        <style:tab-stops>
          <style:tab-stop style:position="19.001cm" style:type="right" style:leader-style="dotted" style:leader-text="."/>
        </style:tab-stops>
      </style:paragraph-properties>
    </style:style>
    <style:style style:name="P95" style:family="paragraph" style:parent-style-name="Contents_20_4">
      <style:paragraph-properties>
        <style:tab-stops>
          <style:tab-stop style:position="19.001cm" style:type="right" style:leader-style="dotted" style:leader-text="."/>
        </style:tab-stops>
      </style:paragraph-properties>
    </style:style>
    <style:style style:name="P96" style:family="paragraph" style:parent-style-name="Contents_20_5">
      <style:paragraph-properties>
        <style:tab-stops>
          <style:tab-stop style:position="19.001cm" style:type="right" style:leader-style="dotted" style:leader-text="."/>
        </style:tab-stops>
      </style:paragraph-properties>
    </style:style>
    <style:style style:name="P97" style:family="paragraph" style:parent-style-name="Contents_20_6">
      <style:paragraph-properties>
        <style:tab-stops>
          <style:tab-stop style:position="19.001cm" style:type="right" style:leader-style="dotted" style:leader-text="."/>
        </style:tab-stops>
      </style:paragraph-properties>
    </style:style>
    <style:style style:name="P9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officeooo:paragraph-rsid="00832566"/>
    </style:style>
    <style:style style:name="P100"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101"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officeooo:paragraph-rsid="010422af"/>
    </style:style>
    <style:style style:name="P103"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105" style:family="paragraph" style:parent-style-name="Heading_20_3">
      <style:text-properties officeooo:paragraph-rsid="010ea9c1"/>
    </style:style>
    <style:style style:name="P106" style:family="paragraph" style:parent-style-name="Heading_20_3">
      <style:text-properties officeooo:paragraph-rsid="010ff105"/>
    </style:style>
    <style:style style:name="P107" style:family="paragraph" style:parent-style-name="Heading_20_3">
      <style:text-properties officeooo:paragraph-rsid="01031964"/>
    </style:style>
    <style:style style:name="P108" style:family="paragraph" style:parent-style-name="Heading_20_3">
      <style:text-properties officeooo:paragraph-rsid="011da99b"/>
    </style:style>
    <style:style style:name="P109" style:family="paragraph" style:parent-style-name="Heading_20_3">
      <style:text-properties officeooo:paragraph-rsid="011f3573"/>
    </style:style>
    <style:style style:name="P110" style:family="paragraph" style:parent-style-name="Heading_20_3">
      <style:text-properties officeooo:paragraph-rsid="0105991b"/>
    </style:style>
    <style:style style:name="P111" style:family="paragraph" style:parent-style-name="Heading_20_3">
      <style:text-properties officeooo:paragraph-rsid="01274b47"/>
    </style:style>
    <style:style style:name="P112" style:family="paragraph" style:parent-style-name="Heading_20_3">
      <style:text-properties officeooo:paragraph-rsid="0110d76e"/>
    </style:style>
    <style:style style:name="P113" style:family="paragraph" style:parent-style-name="Heading_20_3">
      <style:text-properties officeooo:paragraph-rsid="010422af"/>
    </style:style>
    <style:style style:name="P114" style:family="paragraph" style:parent-style-name="Heading_20_3">
      <style:text-properties officeooo:paragraph-rsid="012ae1b8"/>
    </style:style>
    <style:style style:name="P115" style:family="paragraph" style:parent-style-name="Heading_20_5">
      <style:text-properties officeooo:paragraph-rsid="010ea9c1"/>
    </style:style>
    <style:style style:name="P116" style:family="paragraph" style:parent-style-name="Heading_20_5">
      <style:text-properties officeooo:paragraph-rsid="01211c2d"/>
    </style:style>
    <style:style style:name="P117" style:family="paragraph" style:parent-style-name="Heading_20_5">
      <style:text-properties officeooo:paragraph-rsid="010ff105"/>
    </style:style>
    <style:style style:name="P118" style:family="paragraph" style:parent-style-name="Heading_20_5">
      <style:text-properties officeooo:paragraph-rsid="01031964"/>
    </style:style>
    <style:style style:name="P119" style:family="paragraph" style:parent-style-name="Heading_20_5">
      <style:text-properties officeooo:paragraph-rsid="011f3573"/>
    </style:style>
    <style:style style:name="P120" style:family="paragraph" style:parent-style-name="Heading_20_5">
      <style:text-properties officeooo:paragraph-rsid="0105991b"/>
    </style:style>
    <style:style style:name="P121"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22" style:family="paragraph" style:parent-style-name="Heading_20_5">
      <style:text-properties officeooo:paragraph-rsid="010715d5"/>
    </style:style>
    <style:style style:name="P123" style:family="paragraph" style:parent-style-name="Heading_20_5">
      <style:text-properties officeooo:paragraph-rsid="0125509f"/>
    </style:style>
    <style:style style:name="P124" style:family="paragraph" style:parent-style-name="Heading_20_5">
      <style:text-properties officeooo:paragraph-rsid="010aa232"/>
    </style:style>
    <style:style style:name="P125" style:family="paragraph" style:parent-style-name="Heading_20_5">
      <style:text-properties officeooo:paragraph-rsid="0110d76e"/>
    </style:style>
    <style:style style:name="P126" style:family="paragraph" style:parent-style-name="Heading_20_5">
      <style:text-properties officeooo:paragraph-rsid="010422af"/>
    </style:style>
    <style:style style:name="P127" style:family="paragraph" style:parent-style-name="Heading_20_5">
      <style:text-properties officeooo:paragraph-rsid="012ae1b8"/>
    </style:style>
    <style:style style:name="P128" style:family="paragraph" style:parent-style-name="Text_20_body">
      <style:text-properties officeooo:rsid="008517cf" officeooo:paragraph-rsid="0110d76e"/>
    </style:style>
    <style:style style:name="P129" style:family="paragraph" style:parent-style-name="Text_20_body">
      <style:text-properties officeooo:rsid="01294cff" officeooo:paragraph-rsid="01294cff"/>
    </style:style>
    <style:style style:name="P130" style:family="paragraph" style:parent-style-name="Text_20_body">
      <style:text-properties officeooo:rsid="012d0527" officeooo:paragraph-rsid="012d0527"/>
    </style:style>
    <style:style style:name="P131" style:family="paragraph" style:parent-style-name="Text_20_body">
      <style:text-properties officeooo:paragraph-rsid="010422af"/>
    </style:style>
    <style:style style:name="T1" style:family="text">
      <style:text-properties officeooo:rsid="0121fa9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0f087"/>
    </style:style>
    <style:style style:name="T39" style:family="text">
      <style:text-properties officeooo:rsid="0126ada5"/>
    </style:style>
    <style:style style:name="T40" style:family="text">
      <style:text-properties officeooo:rsid="01274b47"/>
    </style:style>
    <style:style style:name="T41" style:family="text">
      <style:text-properties officeooo:rsid="012d052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76"><text:s/>26.<text:span text:style-name="T3">9</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7"><text:a xlink:type="simple" xlink:href="#__RefHeading___Toc9145_506257039" text:style-name="Index_20_Link" text:visited-style-name="Index_20_Link">Detailed table of content<text:tab/>1</text:a></text:p>
          <text:p text:style-name="P77"><text:a xlink:type="simple" xlink:href="#__RefHeading___Toc453_413504702" text:style-name="Index_20_Link" text:visited-style-name="Index_20_Link">Grease Pencil - Generate modifiers<text:tab/>7</text:a></text:p>
          <text:p text:style-name="P78"><text:a xlink:type="simple" xlink:href="#__RefHeading___Toc618_2228711986" text:style-name="Index_20_Link" text:visited-style-name="Index_20_Link">Array<text:tab/>7</text:a></text:p>
          <text:p text:style-name="P78"><text:a xlink:type="simple" xlink:href="#__RefHeading___Toc874_2875518884" text:style-name="Index_20_Link" text:visited-style-name="Index_20_Link">Build<text:tab/>9</text:a></text:p>
          <text:p text:style-name="P78"><text:a xlink:type="simple" xlink:href="#__RefHeading___Toc6333_494119260" text:style-name="Index_20_Link" text:visited-style-name="Index_20_Link">Dot Dash<text:tab/>12</text:a></text:p>
          <text:p text:style-name="P78"><text:a xlink:type="simple" xlink:href="#__RefHeading___Toc7188_22921425871" text:style-name="Index_20_Link" text:visited-style-name="Index_20_Link">Envelope<text:tab/>14</text:a></text:p>
          <text:p text:style-name="P78"><text:a xlink:type="simple" xlink:href="#__RefHeading___Toc7188_2292142587" text:style-name="Index_20_Link" text:visited-style-name="Index_20_Link">Length<text:tab/>15</text:a></text:p>
          <text:p text:style-name="P78"><text:a xlink:type="simple" xlink:href="#__RefHeading___Toc3141_3446489645" text:style-name="Index_20_Link" text:visited-style-name="Index_20_Link">Line Art<text:tab/>17</text:a></text:p>
          <text:p text:style-name="P78"><text:a xlink:type="simple" xlink:href="#__RefHeading___Toc1094_1319927496" text:style-name="Index_20_Link" text:visited-style-name="Index_20_Link">Mirror<text:tab/>24</text:a></text:p>
          <text:p text:style-name="P78"><text:a xlink:type="simple" xlink:href="#__RefHeading___Toc4555_2782331101" text:style-name="Index_20_Link" text:visited-style-name="Index_20_Link">Multiple Strokes<text:tab/>25</text:a></text:p>
          <text:p text:style-name="P78"><text:a xlink:type="simple" xlink:href="#__RefHeading___Toc3987_3788494146" text:style-name="Index_20_Link" text:visited-style-name="Index_20_Link">Outline<text:tab/>26</text:a></text:p>
          <text:p text:style-name="P78"><text:a xlink:type="simple" xlink:href="#__RefHeading___Toc4557_2782331101" text:style-name="Index_20_Link" text:visited-style-name="Index_20_Link">Simplify<text:tab/>28</text:a></text:p>
          <text:p text:style-name="P78"><text:a xlink:type="simple" xlink:href="#__RefHeading___Toc4559_2782331101" text:style-name="Index_20_Link" text:visited-style-name="Index_20_Link">Subdivide<text:tab/>29</text:a></text:p>
        </text:index-body>
      </text:table-of-content>
      <text:p text:style-name="P6"/>
      <table:table table:name="Tabelle2" table:style-name="Tabelle2">
        <table:table-column table:style-name="Tabelle2.A"/>
        <table:table-row table:style-name="TableLine2114289910368">
          <table:table-cell table:style-name="Tabelle2.A1" office:value-type="string">
            <text:h text:style-name="P98"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7"><text:a xlink:type="simple" xlink:href="#__RefHeading___Toc9145_506257039" text:style-name="Index_20_Link" text:visited-style-name="Index_20_Link">Detailed table of content<text:tab/>1</text:a></text:p>
          <text:p text:style-name="P77"><text:a xlink:type="simple" xlink:href="#__RefHeading___Toc453_413504702" text:style-name="Index_20_Link" text:visited-style-name="Index_20_Link">Grease Pencil - Generate modifiers<text:tab/>7</text:a></text:p>
          <text:p text:style-name="P78"><text:a xlink:type="simple" xlink:href="#__RefHeading___Toc618_2228711986" text:style-name="Index_20_Link" text:visited-style-name="Index_20_Link">Array<text:tab/>7</text:a></text:p>
          <text:p text:style-name="P79"><text:a xlink:type="simple" xlink:href="#__RefHeading___Toc9147_506257039" text:style-name="Index_20_Link" text:visited-style-name="Index_20_Link">Count<text:tab/>7</text:a></text:p>
          <text:p text:style-name="P79"><text:a xlink:type="simple" xlink:href="#__RefHeading___Toc9149_506257039" text:style-name="Index_20_Link" text:visited-style-name="Index_20_Link">Material Override<text:tab/>7</text:a></text:p>
          <text:p text:style-name="P79"><text:a xlink:type="simple" xlink:href="#__RefHeading___Toc9157_506257039" text:style-name="Index_20_Link" text:visited-style-name="Index_20_Link">Relative Offset subpanel<text:tab/>7</text:a></text:p>
          <text:p text:style-name="P80"><text:a xlink:type="simple" xlink:href="#__RefHeading___Toc9159_506257039" text:style-name="Index_20_Link" text:visited-style-name="Index_20_Link">Factor X/Y/Z<text:tab/>7</text:a></text:p>
          <text:p text:style-name="P79"><text:a xlink:type="simple" xlink:href="#__RefHeading___Toc9161_506257039" text:style-name="Index_20_Link" text:visited-style-name="Index_20_Link">Constant Offset subpanel<text:tab/>8</text:a></text:p>
          <text:p text:style-name="P80"><text:a xlink:type="simple" xlink:href="#__RefHeading___Toc9163_506257039" text:style-name="Index_20_Link" text:visited-style-name="Index_20_Link">Distance X/Y/Z<text:tab/>8</text:a></text:p>
          <text:p text:style-name="P79"><text:a xlink:type="simple" xlink:href="#__RefHeading___Toc9165_506257039" text:style-name="Index_20_Link" text:visited-style-name="Index_20_Link">Object Offset subpanel<text:tab/>8</text:a></text:p>
          <text:p text:style-name="P80"><text:a xlink:type="simple" xlink:href="#__RefHeading___Toc9167_506257039" text:style-name="Index_20_Link" text:visited-style-name="Index_20_Link">Object<text:tab/>8</text:a></text:p>
          <text:p text:style-name="P79"><text:a xlink:type="simple" xlink:href="#__RefHeading___Toc9169_506257039" text:style-name="Index_20_Link" text:visited-style-name="Index_20_Link">Randomize<text:tab/>8</text:a></text:p>
          <text:p text:style-name="P80"><text:a xlink:type="simple" xlink:href="#__RefHeading___Toc9171_506257039" text:style-name="Index_20_Link" text:visited-style-name="Index_20_Link">Offset<text:tab/>8</text:a></text:p>
          <text:p text:style-name="P80"><text:a xlink:type="simple" xlink:href="#__RefHeading___Toc2524_3596428559" text:style-name="Index_20_Link" text:visited-style-name="Index_20_Link">Rotation<text:tab/>8</text:a></text:p>
          <text:p text:style-name="P80"><text:a xlink:type="simple" xlink:href="#__RefHeading___Toc2526_3596428559" text:style-name="Index_20_Link" text:visited-style-name="Index_20_Link">Scale<text:tab/>8</text:a></text:p>
          <text:p text:style-name="P81"><text:a xlink:type="simple" xlink:href="#__RefHeading___Toc2528_3596428559" text:style-name="Index_20_Link" text:visited-style-name="Index_20_Link">Uniform Scale<text:tab/>8</text:a></text:p>
          <text:p text:style-name="P80"><text:a xlink:type="simple" xlink:href="#__RefHeading___Toc2530_3596428559" text:style-name="Index_20_Link" text:visited-style-name="Index_20_Link">Seed<text:tab/>8</text:a></text:p>
          <text:p text:style-name="P79"><text:a xlink:type="simple" xlink:href="#__RefHeading___Toc2532_3596428559" text:style-name="Index_20_Link" text:visited-style-name="Index_20_Link">Influence subpanel<text:tab/>8</text:a></text:p>
          <text:p text:style-name="P80"><text:a xlink:type="simple" xlink:href="#__RefHeading___Toc4633_2782331101212" text:style-name="Index_20_Link" text:visited-style-name="Index_20_Link">Layer<text:tab/>8</text:a></text:p>
          <text:p text:style-name="P81"><text:a xlink:type="simple" xlink:href="#__RefHeading___Toc6365_4941192602" text:style-name="Index_20_Link" text:visited-style-name="Index_20_Link">Inverse Layers<text:tab/>8</text:a></text:p>
          <text:p text:style-name="P80"><text:a xlink:type="simple" xlink:href="#__RefHeading___Toc4637_2782331101212" text:style-name="Index_20_Link" text:visited-style-name="Index_20_Link">Pass<text:tab/>9</text:a></text:p>
          <text:p text:style-name="P81"><text:a xlink:type="simple" xlink:href="#__RefHeading___Toc4639_2782331101212" text:style-name="Index_20_Link" text:visited-style-name="Index_20_Link">Inverse Pass<text:tab/>9</text:a></text:p>
          <text:p text:style-name="P80"><text:a xlink:type="simple" xlink:href="#__RefHeading___Toc4641_2782331101212" text:style-name="Index_20_Link" text:visited-style-name="Index_20_Link">Material<text:tab/>9</text:a></text:p>
          <text:p text:style-name="P81"><text:a xlink:type="simple" xlink:href="#__RefHeading___Toc4643_2782331101212" text:style-name="Index_20_Link" text:visited-style-name="Index_20_Link">Invert Materials<text:tab/>9</text:a></text:p>
          <text:p text:style-name="P80"><text:a xlink:type="simple" xlink:href="#__RefHeading___Toc4645_2782331101212" text:style-name="Index_20_Link" text:visited-style-name="Index_20_Link">Pass<text:tab/>9</text:a></text:p>
          <text:p text:style-name="P81"><text:a xlink:type="simple" xlink:href="#__RefHeading___Toc6367_4941192602" text:style-name="Index_20_Link" text:visited-style-name="Index_20_Link">Inverse Pass<text:tab/>9</text:a></text:p>
          <text:p text:style-name="P78"><text:soft-page-break/><text:a xlink:type="simple" xlink:href="#__RefHeading___Toc874_2875518884" text:style-name="Index_20_Link" text:visited-style-name="Index_20_Link">Build<text:tab/>9</text:a></text:p>
          <text:p text:style-name="P79"><text:a xlink:type="simple" xlink:href="#__RefHeading___Toc2534_3596428559" text:style-name="Index_20_Link" text:visited-style-name="Index_20_Link">Mode<text:tab/>9</text:a></text:p>
          <text:p text:style-name="P80"><text:a xlink:type="simple" xlink:href="#__RefHeading___Toc2536_3596428559" text:style-name="Index_20_Link" text:visited-style-name="Index_20_Link">Sequential<text:tab/>9</text:a></text:p>
          <text:p text:style-name="P81"><text:a xlink:type="simple" xlink:href="#__RefHeading___Toc3063_501994875" text:style-name="Index_20_Link" text:visited-style-name="Index_20_Link">Transition<text:tab/>9</text:a></text:p>
          <text:p text:style-name="P81"><text:a xlink:type="simple" xlink:href="#__RefHeading___Toc3065_501994875" text:style-name="Index_20_Link" text:visited-style-name="Index_20_Link">Start delay<text:tab/>9</text:a></text:p>
          <text:p text:style-name="P81"><text:a xlink:type="simple" xlink:href="#__RefHeading___Toc2548_35964285591" text:style-name="Index_20_Link" text:visited-style-name="Index_20_Link">Frames<text:tab/>10</text:a></text:p>
          <text:p text:style-name="P80"><text:a xlink:type="simple" xlink:href="#__RefHeading___Toc2538_3596428559" text:style-name="Index_20_Link" text:visited-style-name="Index_20_Link">Concurrent<text:tab/>10</text:a></text:p>
          <text:p text:style-name="P81"><text:a xlink:type="simple" xlink:href="#__RefHeading___Toc2540_3596428559" text:style-name="Index_20_Link" text:visited-style-name="Index_20_Link">Time Alignment<text:tab/>10</text:a></text:p>
          <text:p text:style-name="P82"><text:a xlink:type="simple" xlink:href="#__RefHeading___Toc2542_3596428559" text:style-name="Index_20_Link" text:visited-style-name="Index_20_Link">Align Start<text:tab/>10</text:a></text:p>
          <text:p text:style-name="P82"><text:a xlink:type="simple" xlink:href="#__RefHeading___Toc2544_3596428559" text:style-name="Index_20_Link" text:visited-style-name="Index_20_Link">Disappear<text:tab/>10</text:a></text:p>
          <text:p text:style-name="P81"><text:a xlink:type="simple" xlink:href="#__RefHeading___Toc2546_3596428559" text:style-name="Index_20_Link" text:visited-style-name="Index_20_Link">Transition<text:tab/>10</text:a></text:p>
          <text:p text:style-name="P81"><text:a xlink:type="simple" xlink:href="#__RefHeading___Toc9277_506257039" text:style-name="Index_20_Link" text:visited-style-name="Index_20_Link">Start delay<text:tab/>10</text:a></text:p>
          <text:p text:style-name="P81"><text:a xlink:type="simple" xlink:href="#__RefHeading___Toc2548_3596428559" text:style-name="Index_20_Link" text:visited-style-name="Index_20_Link">Frames<text:tab/>10</text:a></text:p>
          <text:p text:style-name="P80"><text:a xlink:type="simple" xlink:href="#__RefHeading___Toc3067_501994875" text:style-name="Index_20_Link" text:visited-style-name="Index_20_Link">Additive<text:tab/>10</text:a></text:p>
          <text:p text:style-name="P81"><text:a xlink:type="simple" xlink:href="#__RefHeading___Toc3069_501994875" text:style-name="Index_20_Link" text:visited-style-name="Index_20_Link">Start delay<text:tab/>10</text:a></text:p>
          <text:p text:style-name="P81"><text:a xlink:type="simple" xlink:href="#__RefHeading___Toc2548_35964285592" text:style-name="Index_20_Link" text:visited-style-name="Index_20_Link">Frames<text:tab/>10</text:a></text:p>
          <text:p text:style-name="P79"><text:a xlink:type="simple" xlink:href="#__RefHeading___Toc2550_3596428559" text:style-name="Index_20_Link" text:visited-style-name="Index_20_Link">Factor<text:tab/>10</text:a></text:p>
          <text:p text:style-name="P79"><text:a xlink:type="simple" xlink:href="#__RefHeading___Toc2552_3596428559" text:style-name="Index_20_Link" text:visited-style-name="Index_20_Link">Custom Range<text:tab/>10</text:a></text:p>
          <text:p text:style-name="P80"><text:a xlink:type="simple" xlink:href="#__RefHeading___Toc2554_3596428559" text:style-name="Index_20_Link" text:visited-style-name="Index_20_Link">Start<text:tab/>11</text:a></text:p>
          <text:p text:style-name="P80"><text:a xlink:type="simple" xlink:href="#__RefHeading___Toc2556_3596428559" text:style-name="Index_20_Link" text:visited-style-name="Index_20_Link">End<text:tab/>11</text:a></text:p>
          <text:p text:style-name="P79"><text:a xlink:type="simple" xlink:href="#__RefHeading___Toc3071_501994875" text:style-name="Index_20_Link" text:visited-style-name="Index_20_Link">Fade subpanel<text:tab/>11</text:a></text:p>
          <text:p text:style-name="P80"><text:a xlink:type="simple" xlink:href="#__RefHeading___Toc3073_501994875" text:style-name="Index_20_Link" text:visited-style-name="Index_20_Link">Factor<text:tab/>11</text:a></text:p>
          <text:p text:style-name="P80"><text:a xlink:type="simple" xlink:href="#__RefHeading___Toc3075_501994875" text:style-name="Index_20_Link" text:visited-style-name="Index_20_Link">Thickness<text:tab/>11</text:a></text:p>
          <text:p text:style-name="P80"><text:a xlink:type="simple" xlink:href="#__RefHeading___Toc3077_501994875" text:style-name="Index_20_Link" text:visited-style-name="Index_20_Link">Opacity<text:tab/>11</text:a></text:p>
          <text:p text:style-name="P80"><text:a xlink:type="simple" xlink:href="#__RefHeading___Toc3079_501994875" text:style-name="Index_20_Link" text:visited-style-name="Index_20_Link">Weight Output<text:tab/>11</text:a></text:p>
          <text:p text:style-name="P79"><text:a xlink:type="simple" xlink:href="#__RefHeading___Toc2558_3596428559" text:style-name="Index_20_Link" text:visited-style-name="Index_20_Link">Influence subpanel<text:tab/>11</text:a></text:p>
          <text:p text:style-name="P80"><text:a xlink:type="simple" xlink:href="#__RefHeading___Toc4633_2782331101213" text:style-name="Index_20_Link" text:visited-style-name="Index_20_Link">Layer<text:tab/>11</text:a></text:p>
          <text:p text:style-name="P81"><text:a xlink:type="simple" xlink:href="#__RefHeading___Toc6365_4941192603" text:style-name="Index_20_Link" text:visited-style-name="Index_20_Link">Inverse Layers<text:tab/>11</text:a></text:p>
          <text:p text:style-name="P80"><text:a xlink:type="simple" xlink:href="#__RefHeading___Toc4637_2782331101213" text:style-name="Index_20_Link" text:visited-style-name="Index_20_Link">Pass<text:tab/>11</text:a></text:p>
          <text:p text:style-name="P81"><text:a xlink:type="simple" xlink:href="#__RefHeading___Toc4639_2782331101213" text:style-name="Index_20_Link" text:visited-style-name="Index_20_Link">Inverse Pass<text:tab/>11</text:a></text:p>
          <text:p text:style-name="P78"><text:a xlink:type="simple" xlink:href="#__RefHeading___Toc6333_494119260" text:style-name="Index_20_Link" text:visited-style-name="Index_20_Link">Dot Dash<text:tab/>12</text:a></text:p>
          <text:p text:style-name="P79"><text:a xlink:type="simple" xlink:href="#__RefHeading___Toc6335_494119260" text:style-name="Index_20_Link" text:visited-style-name="Index_20_Link">Offset<text:tab/>12</text:a></text:p>
          <text:p text:style-name="P79"><text:a xlink:type="simple" xlink:href="#__RefHeading___Toc6337_494119260" text:style-name="Index_20_Link" text:visited-style-name="Index_20_Link">Segment list<text:tab/>12</text:a></text:p>
          <text:p text:style-name="P80"><text:a xlink:type="simple" xlink:href="#__RefHeading___Toc6339_494119260" text:style-name="Index_20_Link" text:visited-style-name="Index_20_Link">Add Segment<text:tab/>12</text:a></text:p>
          <text:p text:style-name="P80"><text:a xlink:type="simple" xlink:href="#__RefHeading___Toc6341_494119260" text:style-name="Index_20_Link" text:visited-style-name="Index_20_Link">Remove Segment<text:tab/>12</text:a></text:p>
          <text:p text:style-name="P80"><text:a xlink:type="simple" xlink:href="#__RefHeading___Toc6343_494119260" text:style-name="Index_20_Link" text:visited-style-name="Index_20_Link">Move Dash Segment up or down<text:tab/>12</text:a></text:p>
          <text:p text:style-name="P80"><text:a xlink:type="simple" xlink:href="#__RefHeading___Toc6345_494119260" text:style-name="Index_20_Link" text:visited-style-name="Index_20_Link">Search element<text:tab/>12</text:a></text:p>
          <text:p text:style-name="P81"><text:a xlink:type="simple" xlink:href="#__RefHeading___Toc6347_494119260" text:style-name="Index_20_Link" text:visited-style-name="Index_20_Link">Edit Box<text:tab/>12</text:a></text:p>
          <text:p text:style-name="P81"><text:a xlink:type="simple" xlink:href="#__RefHeading___Toc6349_494119260" text:style-name="Index_20_Link" text:visited-style-name="Index_20_Link">Invert<text:tab/>12</text:a></text:p>
          <text:p text:style-name="P81"><text:a xlink:type="simple" xlink:href="#__RefHeading___Toc6351_494119260" text:style-name="Index_20_Link" text:visited-style-name="Index_20_Link">Sort by name<text:tab/>12</text:a></text:p>
          <text:p text:style-name="P81"><text:a xlink:type="simple" xlink:href="#__RefHeading___Toc6353_494119260" text:style-name="Index_20_Link" text:visited-style-name="Index_20_Link">Reverse<text:tab/>12</text:a></text:p>
          <text:p text:style-name="P79"><text:a xlink:type="simple" xlink:href="#__RefHeading___Toc6355_494119260" text:style-name="Index_20_Link" text:visited-style-name="Index_20_Link">Dash<text:tab/>12</text:a></text:p>
          <text:p text:style-name="P79"><text:a xlink:type="simple" xlink:href="#__RefHeading___Toc6357_494119260" text:style-name="Index_20_Link" text:visited-style-name="Index_20_Link">Gap<text:tab/>12</text:a></text:p>
          <text:p text:style-name="P79"><text:a xlink:type="simple" xlink:href="#__RefHeading___Toc6359_494119260" text:style-name="Index_20_Link" text:visited-style-name="Index_20_Link">Radius<text:tab/>13</text:a></text:p>
          <text:p text:style-name="P79"><text:a xlink:type="simple" xlink:href="#__RefHeading___Toc6361_494119260" text:style-name="Index_20_Link" text:visited-style-name="Index_20_Link">Opacity<text:tab/>13</text:a></text:p>
          <text:p text:style-name="P79"><text:a xlink:type="simple" xlink:href="#__RefHeading___Toc6363_494119260" text:style-name="Index_20_Link" text:visited-style-name="Index_20_Link">Material Index<text:tab/>13</text:a></text:p>
          <text:p text:style-name="P79"><text:a xlink:type="simple" xlink:href="#__RefHeading___Toc3593_1382128274" text:style-name="Index_20_Link" text:visited-style-name="Index_20_Link">Cyclic<text:tab/>13</text:a></text:p>
          <text:p text:style-name="P79"><text:a xlink:type="simple" xlink:href="#__RefHeading___Toc4864_18210137981" text:style-name="Index_20_Link" text:visited-style-name="Index_20_Link">Influence subpanel<text:tab/>13</text:a></text:p>
          <text:p text:style-name="P80"><text:a xlink:type="simple" xlink:href="#__RefHeading___Toc4633_278233110121" text:style-name="Index_20_Link" text:visited-style-name="Index_20_Link">Layer<text:tab/>13</text:a></text:p>
          <text:p text:style-name="P81"><text:a xlink:type="simple" xlink:href="#__RefHeading___Toc6365_494119260" text:style-name="Index_20_Link" text:visited-style-name="Index_20_Link">Inverse Layers<text:tab/>13</text:a></text:p>
          <text:p text:style-name="P80"><text:a xlink:type="simple" xlink:href="#__RefHeading___Toc4637_278233110121" text:style-name="Index_20_Link" text:visited-style-name="Index_20_Link">Pass<text:tab/>13</text:a></text:p>
          <text:p text:style-name="P81"><text:a xlink:type="simple" xlink:href="#__RefHeading___Toc4639_278233110121" text:style-name="Index_20_Link" text:visited-style-name="Index_20_Link">Inverse Pass<text:tab/>13</text:a></text:p>
          <text:p text:style-name="P80"><text:a xlink:type="simple" xlink:href="#__RefHeading___Toc4641_278233110121" text:style-name="Index_20_Link" text:visited-style-name="Index_20_Link">Material<text:tab/>13</text:a></text:p>
          <text:p text:style-name="P81"><text:soft-page-break/><text:a xlink:type="simple" xlink:href="#__RefHeading___Toc4643_278233110121" text:style-name="Index_20_Link" text:visited-style-name="Index_20_Link">Invert Materials<text:tab/>13</text:a></text:p>
          <text:p text:style-name="P80"><text:a xlink:type="simple" xlink:href="#__RefHeading___Toc4645_278233110121" text:style-name="Index_20_Link" text:visited-style-name="Index_20_Link">Pass<text:tab/>13</text:a></text:p>
          <text:p text:style-name="P81"><text:a xlink:type="simple" xlink:href="#__RefHeading___Toc6367_494119260" text:style-name="Index_20_Link" text:visited-style-name="Index_20_Link">Inverse Pass<text:tab/>13</text:a></text:p>
          <text:p text:style-name="P78"><text:a xlink:type="simple" xlink:href="#__RefHeading___Toc7188_22921425871" text:style-name="Index_20_Link" text:visited-style-name="Index_20_Link">Envelope<text:tab/>14</text:a></text:p>
          <text:p text:style-name="P79"><text:a xlink:type="simple" xlink:href="#__RefHeading___Toc7190_22921425871" text:style-name="Index_20_Link" text:visited-style-name="Index_20_Link">Mode<text:tab/>14</text:a></text:p>
          <text:p text:style-name="P80"><text:a xlink:type="simple" xlink:href="#__RefHeading___Toc2828_1644991" text:style-name="Index_20_Link" text:visited-style-name="Index_20_Link">Deform<text:tab/>14</text:a></text:p>
          <text:p text:style-name="P80"><text:a xlink:type="simple" xlink:href="#__RefHeading___Toc2830_1644991" text:style-name="Index_20_Link" text:visited-style-name="Index_20_Link">Segments<text:tab/>14</text:a></text:p>
          <text:p text:style-name="P80"><text:a xlink:type="simple" xlink:href="#__RefHeading___Toc2832_1644991" text:style-name="Index_20_Link" text:visited-style-name="Index_20_Link">Fills<text:tab/>14</text:a></text:p>
          <text:p text:style-name="P79"><text:a xlink:type="simple" xlink:href="#__RefHeading___Toc7192_22921425871" text:style-name="Index_20_Link" text:visited-style-name="Index_20_Link">Spread Length<text:tab/>14</text:a></text:p>
          <text:p text:style-name="P79"><text:a xlink:type="simple" xlink:href="#__RefHeading___Toc2834_1644991" text:style-name="Index_20_Link" text:visited-style-name="Index_20_Link">Thickness<text:tab/>14</text:a></text:p>
          <text:p text:style-name="P79"><text:a xlink:type="simple" xlink:href="#__RefHeading___Toc2836_1644991" text:style-name="Index_20_Link" text:visited-style-name="Index_20_Link">Strength<text:tab/>14</text:a></text:p>
          <text:p text:style-name="P79"><text:a xlink:type="simple" xlink:href="#__RefHeading___Toc2838_1644991" text:style-name="Index_20_Link" text:visited-style-name="Index_20_Link">Material Index<text:tab/>14</text:a></text:p>
          <text:p text:style-name="P79"><text:a xlink:type="simple" xlink:href="#__RefHeading___Toc3205_1537406662" text:style-name="Index_20_Link" text:visited-style-name="Index_20_Link">Skip Segments<text:tab/>14</text:a></text:p>
          <text:p text:style-name="P79"><text:a xlink:type="simple" xlink:href="#__RefHeading___Toc4864_1821013798111" text:style-name="Index_20_Link" text:visited-style-name="Index_20_Link">Influence subpanel<text:tab/>14</text:a></text:p>
          <text:p text:style-name="P80"><text:a xlink:type="simple" xlink:href="#__RefHeading___Toc4633_27823311012111" text:style-name="Index_20_Link" text:visited-style-name="Index_20_Link">Layer<text:tab/>14</text:a></text:p>
          <text:p text:style-name="P81"><text:a xlink:type="simple" xlink:href="#__RefHeading___Toc6365_49411926011" text:style-name="Index_20_Link" text:visited-style-name="Index_20_Link">Inverse Layers<text:tab/>14</text:a></text:p>
          <text:p text:style-name="P80"><text:a xlink:type="simple" xlink:href="#__RefHeading___Toc4637_27823311012111" text:style-name="Index_20_Link" text:visited-style-name="Index_20_Link">Pass<text:tab/>15</text:a></text:p>
          <text:p text:style-name="P81"><text:a xlink:type="simple" xlink:href="#__RefHeading___Toc4639_27823311012111" text:style-name="Index_20_Link" text:visited-style-name="Index_20_Link">Inverse Pass<text:tab/>15</text:a></text:p>
          <text:p text:style-name="P80"><text:a xlink:type="simple" xlink:href="#__RefHeading___Toc4641_27823311012111" text:style-name="Index_20_Link" text:visited-style-name="Index_20_Link">Material<text:tab/>15</text:a></text:p>
          <text:p text:style-name="P81"><text:a xlink:type="simple" xlink:href="#__RefHeading___Toc4643_27823311012111" text:style-name="Index_20_Link" text:visited-style-name="Index_20_Link">Invert Materials<text:tab/>15</text:a></text:p>
          <text:p text:style-name="P80"><text:a xlink:type="simple" xlink:href="#__RefHeading___Toc4645_27823311012111" text:style-name="Index_20_Link" text:visited-style-name="Index_20_Link">Pass<text:tab/>15</text:a></text:p>
          <text:p text:style-name="P81"><text:a xlink:type="simple" xlink:href="#__RefHeading___Toc6367_49411926011" text:style-name="Index_20_Link" text:visited-style-name="Index_20_Link">Inverse Pass<text:tab/>15</text:a></text:p>
          <text:p text:style-name="P80"><text:a xlink:type="simple" xlink:href="#__RefHeading___Toc2840_1644991" text:style-name="Index_20_Link" text:visited-style-name="Index_20_Link">Vertex Group<text:tab/>15</text:a></text:p>
          <text:p text:style-name="P81"><text:a xlink:type="simple" xlink:href="#__RefHeading___Toc2842_1644991" text:style-name="Index_20_Link" text:visited-style-name="Index_20_Link">Inverse Pass<text:tab/>15</text:a></text:p>
          <text:p text:style-name="P78"><text:a xlink:type="simple" xlink:href="#__RefHeading___Toc7188_2292142587" text:style-name="Index_20_Link" text:visited-style-name="Index_20_Link">Length<text:tab/>15</text:a></text:p>
          <text:p text:style-name="P79"><text:a xlink:type="simple" xlink:href="#__RefHeading___Toc7190_2292142587" text:style-name="Index_20_Link" text:visited-style-name="Index_20_Link">Mode<text:tab/>15</text:a></text:p>
          <text:p text:style-name="P79"><text:a xlink:type="simple" xlink:href="#__RefHeading___Toc7192_2292142587" text:style-name="Index_20_Link" text:visited-style-name="Index_20_Link">Factor Start/End<text:tab/>15</text:a></text:p>
          <text:p text:style-name="P79"><text:a xlink:type="simple" xlink:href="#__RefHeading___Toc7194_2292142587" text:style-name="Index_20_Link" text:visited-style-name="Index_20_Link">Used Length<text:tab/>15</text:a></text:p>
          <text:p text:style-name="P79"><text:a xlink:type="simple" xlink:href="#__RefHeading___Toc7196_2292142587" text:style-name="Index_20_Link" text:visited-style-name="Index_20_Link">Curvature subpanel<text:tab/>16</text:a></text:p>
          <text:p text:style-name="P80"><text:a xlink:type="simple" xlink:href="#__RefHeading___Toc7198_2292142587" text:style-name="Index_20_Link" text:visited-style-name="Index_20_Link">Point Density<text:tab/>16</text:a></text:p>
          <text:p text:style-name="P80"><text:a xlink:type="simple" xlink:href="#__RefHeading___Toc7200_2292142587" text:style-name="Index_20_Link" text:visited-style-name="Index_20_Link">Segment Influence<text:tab/>16</text:a></text:p>
          <text:p text:style-name="P80"><text:a xlink:type="simple" xlink:href="#__RefHeading___Toc7202_2292142587" text:style-name="Index_20_Link" text:visited-style-name="Index_20_Link">Filter Angle<text:tab/>16</text:a></text:p>
          <text:p text:style-name="P80"><text:a xlink:type="simple" xlink:href="#__RefHeading___Toc7204_2292142587" text:style-name="Index_20_Link" text:visited-style-name="Index_20_Link">Invert<text:tab/>16</text:a></text:p>
          <text:p text:style-name="P79"><text:a xlink:type="simple" xlink:href="#__RefHeading___Toc5045_3148845705" text:style-name="Index_20_Link" text:visited-style-name="Index_20_Link">Random Offset subpanel<text:tab/>16</text:a></text:p>
          <text:p text:style-name="P80"><text:a xlink:type="simple" xlink:href="#__RefHeading___Toc5047_3148845705" text:style-name="Index_20_Link" text:visited-style-name="Index_20_Link">Random offset Start<text:tab/>16</text:a></text:p>
          <text:p text:style-name="P80"><text:a xlink:type="simple" xlink:href="#__RefHeading___Toc5049_3148845705" text:style-name="Index_20_Link" text:visited-style-name="Index_20_Link">Random offset End<text:tab/>16</text:a></text:p>
          <text:p text:style-name="P80"><text:a xlink:type="simple" xlink:href="#__RefHeading___Toc5051_3148845705" text:style-name="Index_20_Link" text:visited-style-name="Index_20_Link">Random Noise Offset<text:tab/>16</text:a></text:p>
          <text:p text:style-name="P80"><text:a xlink:type="simple" xlink:href="#__RefHeading___Toc5053_3148845705" text:style-name="Index_20_Link" text:visited-style-name="Index_20_Link">Seed<text:tab/>16</text:a></text:p>
          <text:p text:style-name="P80"><text:a xlink:type="simple" xlink:href="#__RefHeading___Toc5055_3148845705" text:style-name="Index_20_Link" text:visited-style-name="Index_20_Link">Randomize subpanel<text:tab/>16</text:a></text:p>
          <text:p text:style-name="P81"><text:a xlink:type="simple" xlink:href="#__RefHeading___Toc5057_3148845705" text:style-name="Index_20_Link" text:visited-style-name="Index_20_Link">Step<text:tab/>16</text:a></text:p>
          <text:p text:style-name="P79"><text:a xlink:type="simple" xlink:href="#__RefHeading___Toc4864_182101379811" text:style-name="Index_20_Link" text:visited-style-name="Index_20_Link">Influence subpanel<text:tab/>16</text:a></text:p>
          <text:p text:style-name="P80"><text:a xlink:type="simple" xlink:href="#__RefHeading___Toc4633_2782331101211" text:style-name="Index_20_Link" text:visited-style-name="Index_20_Link">Layer<text:tab/>16</text:a></text:p>
          <text:p text:style-name="P81"><text:a xlink:type="simple" xlink:href="#__RefHeading___Toc6365_4941192601" text:style-name="Index_20_Link" text:visited-style-name="Index_20_Link">Inverse Layers<text:tab/>17</text:a></text:p>
          <text:p text:style-name="P80"><text:a xlink:type="simple" xlink:href="#__RefHeading___Toc4637_2782331101211" text:style-name="Index_20_Link" text:visited-style-name="Index_20_Link">Pass<text:tab/>17</text:a></text:p>
          <text:p text:style-name="P81"><text:a xlink:type="simple" xlink:href="#__RefHeading___Toc4639_2782331101211" text:style-name="Index_20_Link" text:visited-style-name="Index_20_Link">Inverse Pass<text:tab/>17</text:a></text:p>
          <text:p text:style-name="P80"><text:a xlink:type="simple" xlink:href="#__RefHeading___Toc4641_2782331101211" text:style-name="Index_20_Link" text:visited-style-name="Index_20_Link">Material<text:tab/>17</text:a></text:p>
          <text:p text:style-name="P81"><text:a xlink:type="simple" xlink:href="#__RefHeading___Toc4643_2782331101211" text:style-name="Index_20_Link" text:visited-style-name="Index_20_Link">Invert Materials<text:tab/>17</text:a></text:p>
          <text:p text:style-name="P80"><text:a xlink:type="simple" xlink:href="#__RefHeading___Toc4645_2782331101211" text:style-name="Index_20_Link" text:visited-style-name="Index_20_Link">Pass<text:tab/>17</text:a></text:p>
          <text:p text:style-name="P81"><text:a xlink:type="simple" xlink:href="#__RefHeading___Toc6367_4941192601" text:style-name="Index_20_Link" text:visited-style-name="Index_20_Link">Inverse Pass<text:tab/>17</text:a></text:p>
          <text:p text:style-name="P78"><text:a xlink:type="simple" xlink:href="#__RefHeading___Toc3141_3446489645" text:style-name="Index_20_Link" text:visited-style-name="Index_20_Link">Line Art<text:tab/>17</text:a></text:p>
          <text:p text:style-name="P79"><text:a xlink:type="simple" xlink:href="#__RefHeading___Toc3137_2783716793" text:style-name="Index_20_Link" text:visited-style-name="Index_20_Link">Source Type<text:tab/>18</text:a></text:p>
          <text:p text:style-name="P80"><text:a xlink:type="simple" xlink:href="#__RefHeading___Toc3139_2783716793" text:style-name="Index_20_Link" text:visited-style-name="Index_20_Link">Collection<text:tab/>18</text:a></text:p>
          <text:p text:style-name="P81"><text:a xlink:type="simple" xlink:href="#__RefHeading___Toc3141_2783716793" text:style-name="Index_20_Link" text:visited-style-name="Index_20_Link">Collection<text:tab/>18</text:a></text:p>
          <text:p text:style-name="P82"><text:soft-page-break/><text:a xlink:type="simple" xlink:href="#__RefHeading___Toc2783_38244299" text:style-name="Index_20_Link" text:visited-style-name="Index_20_Link">Invert<text:tab/>18</text:a></text:p>
          <text:p text:style-name="P81"><text:a xlink:type="simple" xlink:href="#__RefHeading___Toc3143_2783716793" text:style-name="Index_20_Link" text:visited-style-name="Index_20_Link">Layer<text:tab/>18</text:a></text:p>
          <text:p text:style-name="P81"><text:a xlink:type="simple" xlink:href="#__RefHeading___Toc3145_2783716793" text:style-name="Index_20_Link" text:visited-style-name="Index_20_Link">Material<text:tab/>18</text:a></text:p>
          <text:p text:style-name="P81"><text:a xlink:type="simple" xlink:href="#__RefHeading___Toc3316_1886385222" text:style-name="Index_20_Link" text:visited-style-name="Index_20_Link">Line Thickness<text:tab/>18</text:a></text:p>
          <text:p text:style-name="P81"><text:a xlink:type="simple" xlink:href="#__RefHeading___Toc3318_1886385222" text:style-name="Index_20_Link" text:visited-style-name="Index_20_Link">Opacity<text:tab/>18</text:a></text:p>
          <text:p text:style-name="P80"><text:a xlink:type="simple" xlink:href="#__RefHeading___Toc3147_2783716793" text:style-name="Index_20_Link" text:visited-style-name="Index_20_Link">Object<text:tab/>18</text:a></text:p>
          <text:p text:style-name="P81"><text:a xlink:type="simple" xlink:href="#__RefHeading___Toc3149_2783716793" text:style-name="Index_20_Link" text:visited-style-name="Index_20_Link">Object<text:tab/>18</text:a></text:p>
          <text:p text:style-name="P81"><text:a xlink:type="simple" xlink:href="#__RefHeading___Toc3151_2783716793" text:style-name="Index_20_Link" text:visited-style-name="Index_20_Link">Layer<text:tab/>18</text:a></text:p>
          <text:p text:style-name="P81"><text:a xlink:type="simple" xlink:href="#__RefHeading___Toc3153_2783716793" text:style-name="Index_20_Link" text:visited-style-name="Index_20_Link">Material<text:tab/>18</text:a></text:p>
          <text:p text:style-name="P81"><text:a xlink:type="simple" xlink:href="#__RefHeading___Toc3320_1886385222" text:style-name="Index_20_Link" text:visited-style-name="Index_20_Link">Line Thickness<text:tab/>19</text:a></text:p>
          <text:p text:style-name="P81"><text:a xlink:type="simple" xlink:href="#__RefHeading___Toc3322_1886385222" text:style-name="Index_20_Link" text:visited-style-name="Index_20_Link">Opacity<text:tab/>19</text:a></text:p>
          <text:p text:style-name="P80"><text:a xlink:type="simple" xlink:href="#__RefHeading___Toc3155_2783716793" text:style-name="Index_20_Link" text:visited-style-name="Index_20_Link">Scene<text:tab/>19</text:a></text:p>
          <text:p text:style-name="P81"><text:a xlink:type="simple" xlink:href="#__RefHeading___Toc3157_2783716793" text:style-name="Index_20_Link" text:visited-style-name="Index_20_Link">Layer<text:tab/>19</text:a></text:p>
          <text:p text:style-name="P81"><text:a xlink:type="simple" xlink:href="#__RefHeading___Toc3159_2783716793" text:style-name="Index_20_Link" text:visited-style-name="Index_20_Link">Material<text:tab/>19</text:a></text:p>
          <text:p text:style-name="P81"><text:a xlink:type="simple" xlink:href="#__RefHeading___Toc3324_1886385222" text:style-name="Index_20_Link" text:visited-style-name="Index_20_Link">Line Thickness<text:tab/>19</text:a></text:p>
          <text:p text:style-name="P81"><text:a xlink:type="simple" xlink:href="#__RefHeading___Toc3326_1886385222" text:style-name="Index_20_Link" text:visited-style-name="Index_20_Link">Opacity<text:tab/>19</text:a></text:p>
          <text:p text:style-name="P79"><text:a xlink:type="simple" xlink:href="#__RefHeading___Toc3161_2783716793" text:style-name="Index_20_Link" text:visited-style-name="Index_20_Link">Edge types subpanel<text:tab/>19</text:a></text:p>
          <text:p text:style-name="P80"><text:a xlink:type="simple" xlink:href="#__RefHeading___Toc3328_1886385222" text:style-name="Index_20_Link" text:visited-style-name="Index_20_Link">Illumination filtering<text:tab/>19</text:a></text:p>
          <text:p text:style-name="P80"><text:a xlink:type="simple" xlink:href="#__RefHeading___Toc3330_1886385222" text:style-name="Index_20_Link" text:visited-style-name="Index_20_Link">Use Contour<text:tab/>19</text:a></text:p>
          <text:p text:style-name="P81"><text:a xlink:type="simple" xlink:href="#__RefHeading___Toc3332_1886385222" text:style-name="Index_20_Link" text:visited-style-name="Index_20_Link">Silhouette Filtering<text:tab/>19</text:a></text:p>
          <text:p text:style-name="P80"><text:a xlink:type="simple" xlink:href="#__RefHeading___Toc3334_1886385222" text:style-name="Index_20_Link" text:visited-style-name="Index_20_Link">Use Crease<text:tab/>19</text:a></text:p>
          <text:p text:style-name="P81"><text:a xlink:type="simple" xlink:href="#__RefHeading___Toc3336_1886385222" text:style-name="Index_20_Link" text:visited-style-name="Index_20_Link">Crease Threshold<text:tab/>20</text:a></text:p>
          <text:p text:style-name="P80"><text:a xlink:type="simple" xlink:href="#__RefHeading___Toc3163_2783716793" text:style-name="Index_20_Link" text:visited-style-name="Index_20_Link">Crease<text:tab/>20</text:a></text:p>
          <text:p text:style-name="P80"><text:a xlink:type="simple" xlink:href="#__RefHeading___Toc3338_1886385222" text:style-name="Index_20_Link" text:visited-style-name="Index_20_Link">Material Borders<text:tab/>20</text:a></text:p>
          <text:p text:style-name="P80"><text:a xlink:type="simple" xlink:href="#__RefHeading___Toc3340_1886385222" text:style-name="Index_20_Link" text:visited-style-name="Index_20_Link">Intersections<text:tab/>20</text:a></text:p>
          <text:p text:style-name="P80"><text:a xlink:type="simple" xlink:href="#__RefHeading___Toc3342_1886385222" text:style-name="Index_20_Link" text:visited-style-name="Index_20_Link">Edge Marks<text:tab/>20</text:a></text:p>
          <text:p text:style-name="P80"><text:a xlink:type="simple" xlink:href="#__RefHeading___Toc3344_1886385222" text:style-name="Index_20_Link" text:visited-style-name="Index_20_Link">Loose<text:tab/>20</text:a></text:p>
          <text:p text:style-name="P80"><text:a xlink:type="simple" xlink:href="#__RefHeading___Toc3346_1886385222" text:style-name="Index_20_Link" text:visited-style-name="Index_20_Link">Light Contour<text:tab/>20</text:a></text:p>
          <text:p text:style-name="P80"><text:a xlink:type="simple" xlink:href="#__RefHeading___Toc3348_1886385222" text:style-name="Index_20_Link" text:visited-style-name="Index_20_Link">Cast Shadow<text:tab/>20</text:a></text:p>
          <text:p text:style-name="P80"><text:a xlink:type="simple" xlink:href="#__RefHeading___Toc3165_2783716793" text:style-name="Index_20_Link" text:visited-style-name="Index_20_Link">Allow Overlaping Types<text:tab/>20</text:a></text:p>
          <text:p text:style-name="P79"><text:a xlink:type="simple" xlink:href="#__RefHeading___Toc3167_27837167931" text:style-name="Index_20_Link" text:visited-style-name="Index_20_Link">Light Reference subpanel<text:tab/>20</text:a></text:p>
          <text:p text:style-name="P80"><text:a xlink:type="simple" xlink:href="#__RefHeading___Toc3350_1886385222" text:style-name="Index_20_Link" text:visited-style-name="Index_20_Link">Light Object<text:tab/>20</text:a></text:p>
          <text:p text:style-name="P80"><text:a xlink:type="simple" xlink:href="#__RefHeading___Toc3352_1886385222" text:style-name="Index_20_Link" text:visited-style-name="Index_20_Link">Shadow Camera Size<text:tab/>20</text:a></text:p>
          <text:p text:style-name="P80"><text:a xlink:type="simple" xlink:href="#__RefHeading___Toc3354_1886385222" text:style-name="Index_20_Link" text:visited-style-name="Index_20_Link">Near<text:tab/>20</text:a></text:p>
          <text:p text:style-name="P80"><text:a xlink:type="simple" xlink:href="#__RefHeading___Toc3356_1886385222" text:style-name="Index_20_Link" text:visited-style-name="Index_20_Link">Far<text:tab/>20</text:a></text:p>
          <text:p text:style-name="P79"><text:a xlink:type="simple" xlink:href="#__RefHeading___Toc3167_2783716793" text:style-name="Index_20_Link" text:visited-style-name="Index_20_Link">Geometry Processing subpanel<text:tab/>21</text:a></text:p>
          <text:p text:style-name="P80"><text:a xlink:type="simple" xlink:href="#__RefHeading___Toc2584_3472341252" text:style-name="Index_20_Link" text:visited-style-name="Index_20_Link">Custom Camera<text:tab/>21</text:a></text:p>
          <text:p text:style-name="P80"><text:a xlink:type="simple" xlink:href="#__RefHeading___Toc3173_2783716793" text:style-name="Index_20_Link" text:visited-style-name="Index_20_Link">Overlapping Edges as Contour<text:tab/>21</text:a></text:p>
          <text:p text:style-name="P80"><text:a xlink:type="simple" xlink:href="#__RefHeading___Toc3175_2783716793" text:style-name="Index_20_Link" text:visited-style-name="Index_20_Link">Instanced Objects<text:tab/>21</text:a></text:p>
          <text:p text:style-name="P80"><text:a xlink:type="simple" xlink:href="#__RefHeading___Toc3177_2783716793" text:style-name="Index_20_Link" text:visited-style-name="Index_20_Link">Clipping Boundaries<text:tab/>21</text:a></text:p>
          <text:p text:style-name="P80"><text:a xlink:type="simple" xlink:href="#__RefHeading___Toc3179_2783716793" text:style-name="Index_20_Link" text:visited-style-name="Index_20_Link">Crease on Smooth<text:tab/>21</text:a></text:p>
          <text:p text:style-name="P80"><text:a xlink:type="simple" xlink:href="#__RefHeading___Toc3181_2783716793" text:style-name="Index_20_Link" text:visited-style-name="Index_20_Link">Crease on Sharp<text:tab/>21</text:a></text:p>
          <text:p text:style-name="P80"><text:a xlink:type="simple" xlink:href="#__RefHeading___Toc2746_3778473053" text:style-name="Index_20_Link" text:visited-style-name="Index_20_Link">Force Back Face Culling<text:tab/>21</text:a></text:p>
          <text:p text:style-name="P79"><text:a xlink:type="simple" xlink:href="#__RefHeading___Toc3189_2783716793" text:style-name="Index_20_Link" text:visited-style-name="Index_20_Link">Occlusion Subpanel<text:tab/>21</text:a></text:p>
          <text:p text:style-name="P80"><text:a xlink:type="simple" xlink:href="#__RefHeading___Toc3191_2783716793" text:style-name="Index_20_Link" text:visited-style-name="Index_20_Link">Range<text:tab/>21</text:a></text:p>
          <text:p text:style-name="P80"><text:a xlink:type="simple" xlink:href="#__RefHeading___Toc3193_2783716793" text:style-name="Index_20_Link" text:visited-style-name="Index_20_Link">Material Mask subpanel<text:tab/>21</text:a></text:p>
          <text:p text:style-name="P81"><text:a xlink:type="simple" xlink:href="#__RefHeading___Toc3195_2783716793" text:style-name="Index_20_Link" text:visited-style-name="Index_20_Link">Masks<text:tab/>22</text:a></text:p>
          <text:p text:style-name="P81"><text:a xlink:type="simple" xlink:href="#__RefHeading___Toc3197_2783716793" text:style-name="Index_20_Link" text:visited-style-name="Index_20_Link">Exact match<text:tab/>22</text:a></text:p>
          <text:p text:style-name="P79"><text:a xlink:type="simple" xlink:href="#__RefHeading___Toc3199_2783716793" text:style-name="Index_20_Link" text:visited-style-name="Index_20_Link">Intersection subpanel<text:tab/>22</text:a></text:p>
          <text:p text:style-name="P80"><text:a xlink:type="simple" xlink:href="#__RefHeading___Toc3201_2783716793" text:style-name="Index_20_Link" text:visited-style-name="Index_20_Link">Collection Masks<text:tab/>22</text:a></text:p>
          <text:p text:style-name="P81"><text:a xlink:type="simple" xlink:href="#__RefHeading___Toc3203_2783716793" text:style-name="Index_20_Link" text:visited-style-name="Index_20_Link">Exact match<text:tab/>22</text:a></text:p>
          <text:p text:style-name="P79"><text:a xlink:type="simple" xlink:href="#__RefHeading___Toc3205_2783716793" text:style-name="Index_20_Link" text:visited-style-name="Index_20_Link">Face Mask Filtering subpanel<text:tab/>22</text:a></text:p>
          <text:p text:style-name="P80"><text:a xlink:type="simple" xlink:href="#__RefHeading___Toc3207_2783716793" text:style-name="Index_20_Link" text:visited-style-name="Index_20_Link">Invert<text:tab/>22</text:a></text:p>
          <text:p text:style-name="P80"><text:soft-page-break/><text:a xlink:type="simple" xlink:href="#__RefHeading___Toc3209_2783716793" text:style-name="Index_20_Link" text:visited-style-name="Index_20_Link">Boundaries<text:tab/>22</text:a></text:p>
          <text:p text:style-name="P80"><text:a xlink:type="simple" xlink:href="#__RefHeading___Toc2748_3778473053" text:style-name="Index_20_Link" text:visited-style-name="Index_20_Link">Keep Contour<text:tab/>22</text:a></text:p>
          <text:p text:style-name="P79"><text:a xlink:type="simple" xlink:href="#__RefHeading___Toc3211_2783716793" text:style-name="Index_20_Link" text:visited-style-name="Index_20_Link">Chain<text:tab/>22</text:a></text:p>
          <text:p text:style-name="P80"><text:a xlink:type="simple" xlink:href="#__RefHeading___Toc3213_2783716793" text:style-name="Index_20_Link" text:visited-style-name="Index_20_Link">Intersection with Contour<text:tab/>22</text:a></text:p>
          <text:p text:style-name="P80"><text:a xlink:type="simple" xlink:href="#__RefHeading___Toc3215_2783716793" text:style-name="Index_20_Link" text:visited-style-name="Index_20_Link">All Lines<text:tab/>22</text:a></text:p>
          <text:p text:style-name="P80"><text:a xlink:type="simple" xlink:href="#__RefHeading___Toc3217_2783716793" text:style-name="Index_20_Link" text:visited-style-name="Index_20_Link">Loose Edges<text:tab/>22</text:a></text:p>
          <text:p text:style-name="P80"><text:a xlink:type="simple" xlink:href="#__RefHeading___Toc3219_2783716793" text:style-name="Index_20_Link" text:visited-style-name="Index_20_Link">Loose As Contour<text:tab/>22</text:a></text:p>
          <text:p text:style-name="P80"><text:a xlink:type="simple" xlink:href="#__RefHeading___Toc2750_3778473053" text:style-name="Index_20_Link" text:visited-style-name="Index_20_Link">Preserve Details<text:tab/>23</text:a></text:p>
          <text:p text:style-name="P81"><text:a xlink:type="simple" xlink:href="#__RefHeading___Toc3221_2783716793" text:style-name="Index_20_Link" text:visited-style-name="Index_20_Link">Geometry Space<text:tab/>23</text:a></text:p>
          <text:p text:style-name="P80"><text:a xlink:type="simple" xlink:href="#__RefHeading___Toc3223_2783716793" text:style-name="Index_20_Link" text:visited-style-name="Index_20_Link">Image Threshold<text:tab/>23</text:a></text:p>
          <text:p text:style-name="P80"><text:a xlink:type="simple" xlink:href="#__RefHeading___Toc2627_1733965251" text:style-name="Index_20_Link" text:visited-style-name="Index_20_Link">Smooth tolerance<text:tab/>23</text:a></text:p>
          <text:p text:style-name="P80"><text:a xlink:type="simple" xlink:href="#__RefHeading___Toc3225_2783716793" text:style-name="Index_20_Link" text:visited-style-name="Index_20_Link">Angle Splitting<text:tab/>23</text:a></text:p>
          <text:p text:style-name="P79"><text:a xlink:type="simple" xlink:href="#__RefHeading___Toc3227_2783716793" text:style-name="Index_20_Link" text:visited-style-name="Index_20_Link">Vertex Weight Transfer subpanel<text:tab/>23</text:a></text:p>
          <text:p text:style-name="P80"><text:a xlink:type="simple" xlink:href="#__RefHeading___Toc3229_2783716793" text:style-name="Index_20_Link" text:visited-style-name="Index_20_Link">Filter Source<text:tab/>23</text:a></text:p>
          <text:p text:style-name="P81"><text:a xlink:type="simple" xlink:href="#__RefHeading___Toc3231_2783716793" text:style-name="Index_20_Link" text:visited-style-name="Index_20_Link">Invert Vertex Group<text:tab/>23</text:a></text:p>
          <text:p text:style-name="P80"><text:a xlink:type="simple" xlink:href="#__RefHeading___Toc3233_2783716793" text:style-name="Index_20_Link" text:visited-style-name="Index_20_Link">Match Output<text:tab/>23</text:a></text:p>
          <text:p text:style-name="P80"><text:a xlink:type="simple" xlink:href="#__RefHeading___Toc3235_2783716793" text:style-name="Index_20_Link" text:visited-style-name="Index_20_Link">Target<text:tab/>23</text:a></text:p>
          <text:p text:style-name="P79"><text:a xlink:type="simple" xlink:href="#__RefHeading___Toc2586_3472341252" text:style-name="Index_20_Link" text:visited-style-name="Index_20_Link">Composition<text:tab/>23</text:a></text:p>
          <text:p text:style-name="P80"><text:a xlink:type="simple" xlink:href="#__RefHeading___Toc2588_3472341252" text:style-name="Index_20_Link" text:visited-style-name="Index_20_Link">Overscan<text:tab/>23</text:a></text:p>
          <text:p text:style-name="P81"><text:a xlink:type="simple" xlink:href="#__RefHeading___Toc2590_3472341252" text:style-name="Index_20_Link" text:visited-style-name="Index_20_Link">Image boundary trimming<text:tab/>23</text:a></text:p>
          <text:p text:style-name="P80"><text:a xlink:type="simple" xlink:href="#__RefHeading___Toc2592_3472341252" text:style-name="Index_20_Link" text:visited-style-name="Index_20_Link">Depth Offset<text:tab/>23</text:a></text:p>
          <text:p text:style-name="P81"><text:a xlink:type="simple" xlink:href="#__RefHeading___Toc2594_3472341252" text:style-name="Index_20_Link" text:visited-style-name="Index_20_Link">Towards custom camera<text:tab/>24</text:a></text:p>
          <text:p text:style-name="P79"><text:a xlink:type="simple" xlink:href="#__RefHeading___Toc3237_2783716793" text:style-name="Index_20_Link" text:visited-style-name="Index_20_Link">Bake subpanel<text:tab/>24</text:a></text:p>
          <text:p text:style-name="P80"><text:a xlink:type="simple" xlink:href="#__RefHeading___Toc3239_2783716793" text:style-name="Index_20_Link" text:visited-style-name="Index_20_Link">Bake Line Art / Bake Line Art (All)<text:tab/>24</text:a></text:p>
          <text:p text:style-name="P80"><text:a xlink:type="simple" xlink:href="#__RefHeading___Toc3241_2783716793" text:style-name="Index_20_Link" text:visited-style-name="Index_20_Link">Clear Baked Line Art / Clear Baked Line Art ( All)<text:tab/>24</text:a></text:p>
          <text:p text:style-name="P78"><text:a xlink:type="simple" xlink:href="#__RefHeading___Toc1094_1319927496" text:style-name="Index_20_Link" text:visited-style-name="Index_20_Link">Mirror<text:tab/>24</text:a></text:p>
          <text:p text:style-name="P79"><text:a xlink:type="simple" xlink:href="#__RefHeading___Toc9343_506257039" text:style-name="Index_20_Link" text:visited-style-name="Index_20_Link">Object<text:tab/>24</text:a></text:p>
          <text:p text:style-name="P79"><text:a xlink:type="simple" xlink:href="#__RefHeading___Toc2560_3596428559" text:style-name="Index_20_Link" text:visited-style-name="Index_20_Link">Influence<text:tab/>24</text:a></text:p>
          <text:p text:style-name="P80"><text:a xlink:type="simple" xlink:href="#__RefHeading___Toc4577_27823311011" text:style-name="Index_20_Link" text:visited-style-name="Index_20_Link">Layer<text:tab/>24</text:a></text:p>
          <text:p text:style-name="P81"><text:a xlink:type="simple" xlink:href="#__RefHeading___Toc4579_27823311011" text:style-name="Index_20_Link" text:visited-style-name="Index_20_Link">Invert<text:tab/>24</text:a></text:p>
          <text:p text:style-name="P80"><text:a xlink:type="simple" xlink:href="#__RefHeading___Toc4581_27823311011" text:style-name="Index_20_Link" text:visited-style-name="Index_20_Link">Pass<text:tab/>24</text:a></text:p>
          <text:p text:style-name="P81"><text:a xlink:type="simple" xlink:href="#__RefHeading___Toc4583_27823311011" text:style-name="Index_20_Link" text:visited-style-name="Index_20_Link">Invert<text:tab/>24</text:a></text:p>
          <text:p text:style-name="P80"><text:a xlink:type="simple" xlink:href="#__RefHeading___Toc4585_27823311011" text:style-name="Index_20_Link" text:visited-style-name="Index_20_Link">Material<text:tab/>25</text:a></text:p>
          <text:p text:style-name="P81"><text:a xlink:type="simple" xlink:href="#__RefHeading___Toc4587_27823311011" text:style-name="Index_20_Link" text:visited-style-name="Index_20_Link">Invert<text:tab/>25</text:a></text:p>
          <text:p text:style-name="P80"><text:a xlink:type="simple" xlink:href="#__RefHeading___Toc4589_27823311011" text:style-name="Index_20_Link" text:visited-style-name="Index_20_Link">Pass<text:tab/>25</text:a></text:p>
          <text:p text:style-name="P81"><text:a xlink:type="simple" xlink:href="#__RefHeading___Toc4591_27823311011" text:style-name="Index_20_Link" text:visited-style-name="Index_20_Link">Invert<text:tab/>25</text:a></text:p>
          <text:p text:style-name="P78"><text:a xlink:type="simple" xlink:href="#__RefHeading___Toc4555_2782331101" text:style-name="Index_20_Link" text:visited-style-name="Index_20_Link">Multiple Strokes<text:tab/>25</text:a></text:p>
          <text:p text:style-name="P79"><text:a xlink:type="simple" xlink:href="#__RefHeading___Toc4561_2782331101" text:style-name="Index_20_Link" text:visited-style-name="Index_20_Link">Duplicates<text:tab/>25</text:a></text:p>
          <text:p text:style-name="P79"><text:a xlink:type="simple" xlink:href="#__RefHeading___Toc4563_2782331101" text:style-name="Index_20_Link" text:visited-style-name="Index_20_Link">Distance<text:tab/>25</text:a></text:p>
          <text:p text:style-name="P79"><text:a xlink:type="simple" xlink:href="#__RefHeading___Toc4565_2782331101" text:style-name="Index_20_Link" text:visited-style-name="Index_20_Link">Offset<text:tab/>25</text:a></text:p>
          <text:p text:style-name="P79"><text:a xlink:type="simple" xlink:href="#__RefHeading___Toc4567_2782331101" text:style-name="Index_20_Link" text:visited-style-name="Index_20_Link">Fade<text:tab/>25</text:a></text:p>
          <text:p text:style-name="P80"><text:a xlink:type="simple" xlink:href="#__RefHeading___Toc4569_2782331101" text:style-name="Index_20_Link" text:visited-style-name="Index_20_Link">Center<text:tab/>25</text:a></text:p>
          <text:p text:style-name="P80"><text:a xlink:type="simple" xlink:href="#__RefHeading___Toc4571_2782331101" text:style-name="Index_20_Link" text:visited-style-name="Index_20_Link">Thickness<text:tab/>25</text:a></text:p>
          <text:p text:style-name="P80"><text:a xlink:type="simple" xlink:href="#__RefHeading___Toc4573_2782331101" text:style-name="Index_20_Link" text:visited-style-name="Index_20_Link">Opacity<text:tab/>25</text:a></text:p>
          <text:p text:style-name="P79"><text:a xlink:type="simple" xlink:href="#__RefHeading___Toc4575_2782331101" text:style-name="Index_20_Link" text:visited-style-name="Index_20_Link">Influence<text:tab/>26</text:a></text:p>
          <text:p text:style-name="P80"><text:a xlink:type="simple" xlink:href="#__RefHeading___Toc4577_2782331101" text:style-name="Index_20_Link" text:visited-style-name="Index_20_Link">Layer<text:tab/>26</text:a></text:p>
          <text:p text:style-name="P81"><text:a xlink:type="simple" xlink:href="#__RefHeading___Toc4579_2782331101" text:style-name="Index_20_Link" text:visited-style-name="Index_20_Link">Invert<text:tab/>26</text:a></text:p>
          <text:p text:style-name="P80"><text:a xlink:type="simple" xlink:href="#__RefHeading___Toc4581_2782331101" text:style-name="Index_20_Link" text:visited-style-name="Index_20_Link">Pass<text:tab/>26</text:a></text:p>
          <text:p text:style-name="P81"><text:a xlink:type="simple" xlink:href="#__RefHeading___Toc4583_2782331101" text:style-name="Index_20_Link" text:visited-style-name="Index_20_Link">Invert<text:tab/>26</text:a></text:p>
          <text:p text:style-name="P80"><text:a xlink:type="simple" xlink:href="#__RefHeading___Toc4585_2782331101" text:style-name="Index_20_Link" text:visited-style-name="Index_20_Link">Material<text:tab/>26</text:a></text:p>
          <text:p text:style-name="P81"><text:a xlink:type="simple" xlink:href="#__RefHeading___Toc4587_2782331101" text:style-name="Index_20_Link" text:visited-style-name="Index_20_Link">Invert<text:tab/>26</text:a></text:p>
          <text:p text:style-name="P80"><text:a xlink:type="simple" xlink:href="#__RefHeading___Toc4589_2782331101" text:style-name="Index_20_Link" text:visited-style-name="Index_20_Link">Pass<text:tab/>26</text:a></text:p>
          <text:p text:style-name="P81"><text:a xlink:type="simple" xlink:href="#__RefHeading___Toc4591_2782331101" text:style-name="Index_20_Link" text:visited-style-name="Index_20_Link">Invert<text:tab/>26</text:a></text:p>
          <text:p text:style-name="P78"><text:soft-page-break/><text:a xlink:type="simple" xlink:href="#__RefHeading___Toc3987_3788494146" text:style-name="Index_20_Link" text:visited-style-name="Index_20_Link">Outline<text:tab/>26</text:a></text:p>
          <text:p text:style-name="P79"><text:a xlink:type="simple" xlink:href="#__RefHeading___Toc3989_3788494146" text:style-name="Index_20_Link" text:visited-style-name="Index_20_Link">Thickness<text:tab/>27</text:a></text:p>
          <text:p text:style-name="P79"><text:a xlink:type="simple" xlink:href="#__RefHeading___Toc3991_3788494146" text:style-name="Index_20_Link" text:visited-style-name="Index_20_Link">Keep Shape<text:tab/>27</text:a></text:p>
          <text:p text:style-name="P79"><text:a xlink:type="simple" xlink:href="#__RefHeading___Toc3993_3788494146" text:style-name="Index_20_Link" text:visited-style-name="Index_20_Link">Subdivisions<text:tab/>27</text:a></text:p>
          <text:p text:style-name="P79"><text:a xlink:type="simple" xlink:href="#__RefHeading___Toc3995_3788494146" text:style-name="Index_20_Link" text:visited-style-name="Index_20_Link">Sample Length<text:tab/>27</text:a></text:p>
          <text:p text:style-name="P79"><text:a xlink:type="simple" xlink:href="#__RefHeading___Toc3997_3788494146" text:style-name="Index_20_Link" text:visited-style-name="Index_20_Link">Outline material<text:tab/>27</text:a></text:p>
          <text:p text:style-name="P79"><text:a xlink:type="simple" xlink:href="#__RefHeading___Toc3999_3788494146" text:style-name="Index_20_Link" text:visited-style-name="Index_20_Link">Target object<text:tab/>27</text:a></text:p>
          <text:p text:style-name="P79"><text:a xlink:type="simple" xlink:href="#__RefHeading___Toc4631_27823311011" text:style-name="Index_20_Link" text:visited-style-name="Index_20_Link">Influence<text:tab/>27</text:a></text:p>
          <text:p text:style-name="P80"><text:a xlink:type="simple" xlink:href="#__RefHeading___Toc4633_27823311011" text:style-name="Index_20_Link" text:visited-style-name="Index_20_Link">Layer<text:tab/>27</text:a></text:p>
          <text:p text:style-name="P81"><text:a xlink:type="simple" xlink:href="#__RefHeading___Toc4635_27823311011" text:style-name="Index_20_Link" text:visited-style-name="Index_20_Link">Invert<text:tab/>27</text:a></text:p>
          <text:p text:style-name="P80"><text:a xlink:type="simple" xlink:href="#__RefHeading___Toc4637_27823311011" text:style-name="Index_20_Link" text:visited-style-name="Index_20_Link">Pass<text:tab/>27</text:a></text:p>
          <text:p text:style-name="P81"><text:a xlink:type="simple" xlink:href="#__RefHeading___Toc4639_27823311011" text:style-name="Index_20_Link" text:visited-style-name="Index_20_Link">Invert<text:tab/>27</text:a></text:p>
          <text:p text:style-name="P78"><text:a xlink:type="simple" xlink:href="#__RefHeading___Toc4557_2782331101" text:style-name="Index_20_Link" text:visited-style-name="Index_20_Link">Simplify<text:tab/>28</text:a></text:p>
          <text:p text:style-name="P79"><text:a xlink:type="simple" xlink:href="#__RefHeading___Toc4593_2782331101" text:style-name="Index_20_Link" text:visited-style-name="Index_20_Link">Mode<text:tab/>28</text:a></text:p>
          <text:p text:style-name="P80"><text:a xlink:type="simple" xlink:href="#__RefHeading___Toc4595_2782331101" text:style-name="Index_20_Link" text:visited-style-name="Index_20_Link">Fixed<text:tab/>28</text:a></text:p>
          <text:p text:style-name="P80"><text:a xlink:type="simple" xlink:href="#__RefHeading___Toc4597_2782331101" text:style-name="Index_20_Link" text:visited-style-name="Index_20_Link">Adaptive<text:tab/>28</text:a></text:p>
          <text:p text:style-name="P80"><text:a xlink:type="simple" xlink:href="#__RefHeading___Toc4599_2782331101" text:style-name="Index_20_Link" text:visited-style-name="Index_20_Link">Sample<text:tab/>28</text:a></text:p>
          <text:p text:style-name="P80"><text:a xlink:type="simple" xlink:href="#__RefHeading___Toc4601_2782331101" text:style-name="Index_20_Link" text:visited-style-name="Index_20_Link">Merge<text:tab/>28</text:a></text:p>
          <text:p text:style-name="P80"><text:a xlink:type="simple" xlink:href="#__RefHeading___Toc4603_2782331101" text:style-name="Index_20_Link" text:visited-style-name="Index_20_Link">Iterations<text:tab/>28</text:a></text:p>
          <text:p text:style-name="P79"><text:a xlink:type="simple" xlink:href="#__RefHeading___Toc4605_2782331101" text:style-name="Index_20_Link" text:visited-style-name="Index_20_Link">Influence<text:tab/>28</text:a></text:p>
          <text:p text:style-name="P80"><text:a xlink:type="simple" xlink:href="#__RefHeading___Toc4607_2782331101" text:style-name="Index_20_Link" text:visited-style-name="Index_20_Link">Layer<text:tab/>28</text:a></text:p>
          <text:p text:style-name="P81"><text:a xlink:type="simple" xlink:href="#__RefHeading___Toc4609_2782331101" text:style-name="Index_20_Link" text:visited-style-name="Index_20_Link">Invert<text:tab/>28</text:a></text:p>
          <text:p text:style-name="P80"><text:a xlink:type="simple" xlink:href="#__RefHeading___Toc4611_2782331101" text:style-name="Index_20_Link" text:visited-style-name="Index_20_Link">Pass<text:tab/>28</text:a></text:p>
          <text:p text:style-name="P81"><text:a xlink:type="simple" xlink:href="#__RefHeading___Toc4613_2782331101" text:style-name="Index_20_Link" text:visited-style-name="Index_20_Link">Invert<text:tab/>28</text:a></text:p>
          <text:p text:style-name="P80"><text:a xlink:type="simple" xlink:href="#__RefHeading___Toc4615_2782331101" text:style-name="Index_20_Link" text:visited-style-name="Index_20_Link">Material<text:tab/>28</text:a></text:p>
          <text:p text:style-name="P81"><text:a xlink:type="simple" xlink:href="#__RefHeading___Toc4617_2782331101" text:style-name="Index_20_Link" text:visited-style-name="Index_20_Link">Invert<text:tab/>29</text:a></text:p>
          <text:p text:style-name="P80"><text:a xlink:type="simple" xlink:href="#__RefHeading___Toc4619_2782331101" text:style-name="Index_20_Link" text:visited-style-name="Index_20_Link">Pass<text:tab/>29</text:a></text:p>
          <text:p text:style-name="P81"><text:a xlink:type="simple" xlink:href="#__RefHeading___Toc4621_2782331101" text:style-name="Index_20_Link" text:visited-style-name="Index_20_Link">Invert<text:tab/>29</text:a></text:p>
          <text:p text:style-name="P78"><text:a xlink:type="simple" xlink:href="#__RefHeading___Toc4559_2782331101" text:style-name="Index_20_Link" text:visited-style-name="Index_20_Link">Subdivide<text:tab/>29</text:a></text:p>
          <text:p text:style-name="P79"><text:a xlink:type="simple" xlink:href="#__RefHeading___Toc4623_2782331101" text:style-name="Index_20_Link" text:visited-style-name="Index_20_Link">Subdivision Type<text:tab/>29</text:a></text:p>
          <text:p text:style-name="P80"><text:a xlink:type="simple" xlink:href="#__RefHeading___Toc4625_2782331101" text:style-name="Index_20_Link" text:visited-style-name="Index_20_Link">Catmull-Clark<text:tab/>29</text:a></text:p>
          <text:p text:style-name="P80"><text:a xlink:type="simple" xlink:href="#__RefHeading___Toc4627_2782331101" text:style-name="Index_20_Link" text:visited-style-name="Index_20_Link">Simple<text:tab/>29</text:a></text:p>
          <text:p text:style-name="P79"><text:a xlink:type="simple" xlink:href="#__RefHeading___Toc4629_2782331101" text:style-name="Index_20_Link" text:visited-style-name="Index_20_Link">Subdivisions<text:tab/>29</text:a></text:p>
          <text:p text:style-name="P79"><text:a xlink:type="simple" xlink:href="#__RefHeading___Toc4631_2782331101" text:style-name="Index_20_Link" text:visited-style-name="Index_20_Link">Influence<text:tab/>29</text:a></text:p>
          <text:p text:style-name="P80"><text:a xlink:type="simple" xlink:href="#__RefHeading___Toc4633_2782331101" text:style-name="Index_20_Link" text:visited-style-name="Index_20_Link">Layer<text:tab/>29</text:a></text:p>
          <text:p text:style-name="P81"><text:a xlink:type="simple" xlink:href="#__RefHeading___Toc4635_2782331101" text:style-name="Index_20_Link" text:visited-style-name="Index_20_Link">Invert<text:tab/>29</text:a></text:p>
          <text:p text:style-name="P80"><text:a xlink:type="simple" xlink:href="#__RefHeading___Toc4637_2782331101" text:style-name="Index_20_Link" text:visited-style-name="Index_20_Link">Pass<text:tab/>29</text:a></text:p>
          <text:p text:style-name="P81"><text:a xlink:type="simple" xlink:href="#__RefHeading___Toc4639_2782331101" text:style-name="Index_20_Link" text:visited-style-name="Index_20_Link">Invert<text:tab/>29</text:a></text:p>
          <text:p text:style-name="P80"><text:a xlink:type="simple" xlink:href="#__RefHeading___Toc4641_2782331101" text:style-name="Index_20_Link" text:visited-style-name="Index_20_Link">Material<text:tab/>30</text:a></text:p>
          <text:p text:style-name="P81"><text:a xlink:type="simple" xlink:href="#__RefHeading___Toc4643_2782331101" text:style-name="Index_20_Link" text:visited-style-name="Index_20_Link">Invert<text:tab/>30</text:a></text:p>
          <text:p text:style-name="P80"><text:a xlink:type="simple" xlink:href="#__RefHeading___Toc4645_2782331101" text:style-name="Index_20_Link" text:visited-style-name="Index_20_Link">Pass<text:tab/>30</text:a></text:p>
          <text:p text:style-name="P81"><text:a xlink:type="simple" xlink:href="#__RefHeading___Toc4647_2782331101" text:style-name="Index_20_Link" text:visited-style-name="Index_20_Link">Invert<text:tab/>30</text:a></text:p>
        </text:index-body>
      </text:table-of-content>
      <text:p text:style-name="P5"/>
      <text:p text:style-name="P5"/>
      <text:p text:style-name="P5"/>
      <text:p text:style-name="P5"/>
      <text:p text:style-name="P5"/>
      <text:p text:style-name="P5"/>
      <text:p text:style-name="P5"/>
      <text:p text:style-name="P5"/>
      <text:p text:style-name="P5"/>
      <text:p text:style-name="P5"/>
      <table:table table:name="Tabelle1" table:style-name="Tabelle1">
        <table:table-column table:style-name="Tabelle1.A"/>
        <text:soft-page-break/>
        <table:table-row table:style-name="TableLine2114289904656">
          <table:table-cell table:style-name="Tabelle1.A1" office:value-type="string">
            <text:h text:style-name="P99"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5"/>
      <text:p text:style-name="P45"><draw:frame draw:style-name="fr7" draw:name="Bild164" text:anchor-type="char" svg:y="0.355cm" svg:width="2.341cm" svg:height="4.761cm" draw:z-index="8"><draw:image xlink:href="Pictures/100000010000008A00000119C24BF28C6B759063.png" xlink:type="simple" xlink:show="embed" xlink:actuate="onLoad" draw:mime-type="image/png"/></draw:frame>Some of the modifiers are just available for <text:span text:style-name="T16">specific object types.</text:span></text:p>
      <text:p text:style-name="P46">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3"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03"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3"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3"/>
      <text:h text:style-name="Heading_20_3" text:outline-level="3"><text:bookmark-start text:name="__RefHeading___Toc9161_506257039"/>Constant Offset<text:span text:style-name="T28"> subpanel</text:span><text:bookmark-end text:name="__RefHeading___Toc9161_506257039"/></text:h>
      <text:h text:style-name="Heading_20_4" text:outline-level="4"><draw:frame draw:style-name="fr3"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3"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03" text:outline-level="3"><text:bookmark-start text:name="__RefHeading___Toc9169_506257039"/>Randomize<text:bookmark-end text:name="__RefHeading___Toc9169_506257039"/></text:h>
      <text:p text:style-name="P9"><draw:frame draw:style-name="fr3"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05" text:outline-level="3"><draw:frame draw:style-name="fr3"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2">Restricts the effect only to one layer or to any layers that share the same pass index. Click to pick the layer that you want to use.</text:p>
      <text:h text:style-name="P115" text:outline-level="5"><text:bookmark-start text:name="__RefHeading___Toc6365_4941192602"/>Inver<text:span text:style-name="T19">se Layers</text:span><text:bookmark-end text:name="__RefHeading___Toc6365_4941192602"/></text:h>
      <text:p text:style-name="P32">Inverts the influence.</text:p>
      <text:h text:style-name="P17" text:outline-level="4"><text:bookmark-start text:name="__RefHeading___Toc4637_2782331101212"/><text:soft-page-break/>Pass<text:bookmark-end text:name="__RefHeading___Toc4637_2782331101212"/></text:h>
      <text:p text:style-name="P40">The layer pass index.</text:p>
      <text:h text:style-name="P115" text:outline-level="5"><text:bookmark-start text:name="__RefHeading___Toc4639_2782331101212"/>Inver<text:span text:style-name="T19">se Pass</text:span><text:bookmark-end text:name="__RefHeading___Toc4639_2782331101212"/></text:h>
      <text:p text:style-name="P32">Inverts the influence.</text:p>
      <text:h text:style-name="P17" text:outline-level="4"><text:bookmark-start text:name="__RefHeading___Toc4641_2782331101212"/>Material<text:bookmark-end text:name="__RefHeading___Toc4641_2782331101212"/></text:h>
      <text:p text:style-name="P32">Restricts the effect only to material that share the same material or pass index. Click to pick the material that you want to use.</text:p>
      <text:h text:style-name="P115" text:outline-level="5"><text:bookmark-start text:name="__RefHeading___Toc4643_2782331101212"/>Inver<text:span text:style-name="T19">t Materials</text:span><text:bookmark-end text:name="__RefHeading___Toc4643_2782331101212"/></text:h>
      <text:p text:style-name="P32">Inverts the influence.</text:p>
      <text:h text:style-name="P17" text:outline-level="4"><text:bookmark-start text:name="__RefHeading___Toc4645_2782331101212"/>Pass<text:bookmark-end text:name="__RefHeading___Toc4645_2782331101212"/></text:h>
      <text:p text:style-name="P40">The material pass index.</text:p>
      <text:h text:style-name="P115" text:outline-level="5"><text:bookmark-start text:name="__RefHeading___Toc6367_4941192602"/>Inver<text:span text:style-name="T19">se Pass</text:span><text:bookmark-end text:name="__RefHeading___Toc6367_4941192602"/></text:h>
      <text:p text:style-name="P32">Inverts the influence.</text:p>
      <text:p text:style-name="Horizontal_20_Line"/>
      <text:h text:style-name="Heading_20_2" text:outline-level="2"><draw:frame draw:style-name="fr3" draw:name="Bild40" text:anchor-type="paragraph" svg:y="0.224cm" svg:width="5.151cm" svg:height="5.099cm" draw:z-index="5"><draw:image xlink:href="Pictures/10000001000001300000012DD4092958659EEBB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3"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59">How many strokes are animated at the same time.</text:p>
      <text:p text:style-name="Horizontal_20_Line"/>
      <text:h text:style-name="Heading_20_4" text:outline-level="4"><draw:frame draw:style-name="fr3" draw:name="Bild38" text:anchor-type="paragraph" svg:y="0.293cm" svg:width="5.099cm" svg:height="2.05cm" draw:z-index="51"><draw:image xlink:href="Pictures/100000010000012D000000792887F3D7E6C31EBF.png" xlink:type="simple" xlink:show="embed" xlink:actuate="onLoad" draw:mime-type="image/png"/></draw:frame><text:bookmark-start text:name="__RefHeading___Toc2536_3596428559"/>Sequential<text:bookmark-end text:name="__RefHeading___Toc2536_3596428559"/></text:h>
      <text:p text:style-name="P59">Strokes appear or disappear one after the other.</text:p>
      <text:p text:style-name="P59"/>
      <text:h text:style-name="Heading_20_5" text:outline-level="5"><draw:frame draw:style-name="fr3" draw:name="Bild39" text:anchor-type="paragraph" svg:y="0.54cm" svg:width="2.57cm" svg:height="1.76cm" draw:z-index="52"><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60">How the strokes are animated. The items should be self explaining.</text:p>
      <text:h text:style-name="Heading_20_5" text:outline-level="5"><text:bookmark-start text:name="__RefHeading___Toc3065_501994875"/>Start<text:span text:style-name="T29"> delay</text:span><text:bookmark-end text:name="__RefHeading___Toc3065_501994875"/></text:h>
      <text:p text:style-name="P60">Number of frames after each GP keyframe before the modifier has any effect.</text:p>
      <text:h text:style-name="Heading_20_5" text:outline-level="5"><text:bookmark-start text:name="__RefHeading___Toc2548_35964285591"/><text:soft-page-break/>Frames<text:bookmark-end text:name="__RefHeading___Toc2548_35964285591"/></text:h>
      <text:p text:style-name="P63">Maximum number of frames that the build effect can run.</text:p>
      <text:p text:style-name="Horizontal_20_Line"/>
      <text:h text:style-name="Heading_20_4" text:outline-level="4"><draw:frame draw:style-name="fr3" draw:name="Bild41" text:anchor-type="paragraph" svg:y="0.293cm" svg:width="5.099cm" svg:height="2.611cm" draw:z-index="53"><draw:image xlink:href="Pictures/100000010000012D0000009A58CC3F675BDB9DCE.png" xlink:type="simple" xlink:show="embed" xlink:actuate="onLoad" draw:mime-type="image/png"/></draw:frame><text:bookmark-start text:name="__RefHeading___Toc2538_3596428559"/>Concurrent<text:bookmark-end text:name="__RefHeading___Toc2538_3596428559"/></text:h>
      <text:p text:style-name="P59">All strokes appear or disappear at once.</text:p>
      <text:h text:style-name="P24" text:outline-level="4"/>
      <text:h text:style-name="Heading_20_5" text:outline-level="5"><draw:frame draw:style-name="fr3"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59">When strokes should start to appear or disappear.</text:p>
      <text:h text:style-name="Heading_20_6" text:outline-level="6"><text:bookmark-start text:name="__RefHeading___Toc2542_3596428559"/>Align Start<text:bookmark-end text:name="__RefHeading___Toc2542_3596428559"/></text:h>
      <text:p text:style-name="P59">All strokes appears at the same time.</text:p>
      <text:h text:style-name="Heading_20_6" text:outline-level="6"><text:bookmark-start text:name="__RefHeading___Toc2544_3596428559"/>Disappear<text:bookmark-end text:name="__RefHeading___Toc2544_3596428559"/></text:h>
      <text:p text:style-name="P59">All strokes disappears at the same time.</text:p>
      <text:h text:style-name="Heading_20_5" text:outline-level="5"><draw:frame draw:style-name="fr3" draw:name="Bild5" text:anchor-type="paragraph" svg:y="0.54cm" svg:width="2.57cm" svg:height="1.76cm" draw:z-index="40"><draw:image xlink:href="Pictures/10000001000000980000006801B04DC8104A5823.png" xlink:type="simple" xlink:show="embed" xlink:actuate="onLoad" draw:mime-type="image/png"/></draw:frame><text:bookmark-start text:name="__RefHeading___Toc2546_3596428559"/>Transition<text:bookmark-end text:name="__RefHeading___Toc2546_3596428559"/></text:h>
      <text:p text:style-name="P59">How the strokes are animated. The items should be self explaining.</text:p>
      <text:h text:style-name="Heading_20_5" text:outline-level="5"><text:bookmark-start text:name="__RefHeading___Toc9277_506257039"/>Start<text:span text:style-name="T29"> delay</text:span><text:bookmark-end text:name="__RefHeading___Toc9277_506257039"/></text:h>
      <text:p text:style-name="P59">Number of frames after each GP keyframe before the modifier has any effect.</text:p>
      <text:h text:style-name="Heading_20_5" text:outline-level="5"><text:bookmark-start text:name="__RefHeading___Toc2548_3596428559"/>Frames<text:bookmark-end text:name="__RefHeading___Toc2548_3596428559"/></text:h>
      <text:p text:style-name="P62">Maximum number of frames that the build effect can run.</text:p>
      <text:p text:style-name="Horizontal_20_Line"/>
      <text:h text:style-name="P27" text:outline-level="4"><draw:frame draw:style-name="fr3" draw:name="Bild42" text:anchor-type="paragraph" svg:y="0.54cm" svg:width="5.08cm" svg:height="1.739cm" draw:z-index="54"><draw:image xlink:href="Pictures/100000010000012C000000677B36991AEC8FFED1.png" xlink:type="simple" xlink:show="embed" xlink:actuate="onLoad" draw:mime-type="image/png"/></draw:frame><text:bookmark-start text:name="__RefHeading___Toc3067_501994875"/>Additive<text:bookmark-end text:name="__RefHeading___Toc3067_501994875"/></text:h>
      <text:p text:style-name="P26">Builds only new strokes. Assumes additive painting.</text:p>
      <text:h text:style-name="P116" text:outline-level="5"><text:bookmark-start text:name="__RefHeading___Toc3069_501994875"/>Start<text:span text:style-name="T29"> delay</text:span><text:bookmark-end text:name="__RefHeading___Toc3069_501994875"/></text:h>
      <text:p text:style-name="P61">Number of frames after each GP keyframe before the modifier has any effect.</text:p>
      <text:h text:style-name="P116" text:outline-level="5"><text:bookmark-start text:name="__RefHeading___Toc2548_35964285592"/>Frames<text:bookmark-end text:name="__RefHeading___Toc2548_35964285592"/></text:h>
      <text:p text:style-name="P64">Maximum number of frames that the build effect can run.</text:p>
      <text:p text:style-name="Horizontal_20_Line"/>
      <text:h text:style-name="Heading_20_3" text:outline-level="3"><text:bookmark-start text:name="__RefHeading___Toc2550_3596428559"/>Factor<text:bookmark-end text:name="__RefHeading___Toc2550_3596428559"/></text:h>
      <text:p text:style-name="P62">Use a factor instead <text:span text:style-name="T38">of </text:span>fixed frames. Turning on Use Factor will turn off Start Delay and Frames.</text:p>
      <text:h text:style-name="Heading_20_3" text:outline-level="3"><text:bookmark-start text:name="__RefHeading___Toc2552_3596428559"/>Custom Range<draw:frame draw:style-name="fr6" draw:name="Bild10" text:anchor-type="char" svg:width="4.911cm" svg:height="1.371cm" draw:z-index="41"><draw:image xlink:href="Pictures/100000010000012200000051A6B5B1D0A2748743.png" xlink:type="simple" xlink:show="embed" xlink:actuate="onLoad" draw:mime-type="image/png"/></draw:frame><text:bookmark-end text:name="__RefHeading___Toc2552_3596428559"/></text:h>
      <text:p text:style-name="P62">Only modify strokes that lies in the specified time frame.</text:p>
      <text:h text:style-name="Heading_20_4" text:outline-level="4"><text:bookmark-start text:name="__RefHeading___Toc2554_3596428559"/><text:soft-page-break/>Start<text:bookmark-end text:name="__RefHeading___Toc2554_3596428559"/></text:h>
      <text:p text:style-name="P62">The first frame of the range.</text:p>
      <text:h text:style-name="Heading_20_4" text:outline-level="4"><text:bookmark-start text:name="__RefHeading___Toc2556_3596428559"/>End<text:bookmark-end text:name="__RefHeading___Toc2556_3596428559"/></text:h>
      <text:p text:style-name="P62">The last frame of the range.</text:p>
      <text:h text:style-name="Heading_20_3" text:outline-level="3"><draw:frame draw:style-name="fr5" draw:name="Bild37" text:anchor-type="paragraph" svg:y="0.552cm" svg:width="5.031cm" svg:height="2.341cm" draw:z-index="50"><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5">Fade out strokes instead of cutting them off.</text:p>
      <text:h text:style-name="Heading_20_4" text:outline-level="4"><text:bookmark-start text:name="__RefHeading___Toc3073_501994875"/>Factor<text:bookmark-end text:name="__RefHeading___Toc3073_501994875"/></text:h>
      <text:p text:style-name="P25">The factor for how much the stroke is fading out.</text:p>
      <text:h text:style-name="Heading_20_4" text:outline-level="4"><text:bookmark-start text:name="__RefHeading___Toc3075_501994875"/>Thickness<text:bookmark-end text:name="__RefHeading___Toc3075_501994875"/></text:h>
      <text:p text:style-name="P25">How much strength fading applies on top of stroke thickness.</text:p>
      <text:h text:style-name="Heading_20_4" text:outline-level="4"><text:bookmark-start text:name="__RefHeading___Toc3077_501994875"/>Opacity<text:bookmark-end text:name="__RefHeading___Toc3077_501994875"/></text:h>
      <text:p text:style-name="P25">How much strength fading applies on top of stroke opacity.</text:p>
      <text:h text:style-name="Heading_20_4" text:outline-level="4"><text:bookmark-start text:name="__RefHeading___Toc3079_501994875"/>Weight Output<text:bookmark-end text:name="__RefHeading___Toc3079_501994875"/></text:h>
      <text:p text:style-name="P25">Limit the fade to a vertex group.</text:p>
      <text:h text:style-name="P106" text:outline-level="3"><draw:frame draw:style-name="fr5" draw:name="Bild28" text:anchor-type="paragraph" svg:y="0.552cm" svg:width="4.911cm" svg:height="1.349cm" draw:z-index="42"><draw:image xlink:href="Pictures/100000010000012200000050B54DC42D24A70D17.png" xlink:type="simple" xlink:show="embed" xlink:actuate="onLoad" draw:mime-type="image/png"/></draw:frame><text:bookmark-start text:name="__RefHeading___Toc2558_3596428559"/>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3">Restricts the effect only to one layer or to any layers that share the same pass index. Click to pick the layer that you want to use.</text:p>
      <text:h text:style-name="P117" text:outline-level="5"><text:bookmark-start text:name="__RefHeading___Toc6365_4941192603"/>Inver<text:span text:style-name="T19">se Layers</text:span><text:bookmark-end text:name="__RefHeading___Toc6365_4941192603"/></text:h>
      <text:p text:style-name="P33">Inverts the influence.</text:p>
      <text:h text:style-name="P18" text:outline-level="4"><text:bookmark-start text:name="__RefHeading___Toc4637_2782331101213"/>Pass<text:bookmark-end text:name="__RefHeading___Toc4637_2782331101213"/></text:h>
      <text:p text:style-name="P41">The layer pass index.</text:p>
      <text:h text:style-name="P117" text:outline-level="5"><text:bookmark-start text:name="__RefHeading___Toc4639_2782331101213"/>Inver<text:span text:style-name="T19">se Pass</text:span><text:bookmark-end text:name="__RefHeading___Toc4639_2782331101213"/></text:h>
      <text:p text:style-name="P33">Inverts the influence.</text:p>
      <text:p text:style-name="P33"/>
      <text:p text:style-name="P33"/>
      <text:p text:style-name="P33"/>
      <text:p text:style-name="P33"/>
      <text:p text:style-name="Horizontal_20_Line"/>
      <text:h text:style-name="P100" text:outline-level="2"><draw:frame draw:style-name="fr1" draw:name="Bild91" text:anchor-type="paragraph" svg:x="13.541cm" svg:y="-0.093cm" svg:width="5.151cm" svg:height="5.5cm" draw:z-index="9"><draw:image xlink:href="Pictures/1000000100000130000001459FF55527013BC4F7.png" xlink:type="simple" xlink:show="embed" xlink:actuate="onLoad" draw:mime-type="image/png"/></draw:frame><text:bookmark-start text:name="__RefHeading___Toc6333_494119260"/><text:soft-page-break/>Dot Dash<text:bookmark-end text:name="__RefHeading___Toc6333_494119260"/></text:h>
      <text:p text:style-name="P47">Turns a grease pencil stroke into a dotted line.</text:p>
      <text:h text:style-name="Heading_20_3" text:outline-level="3"><text:bookmark-start text:name="__RefHeading___Toc6335_494119260"/>Offset<text:bookmark-end text:name="__RefHeading___Toc6335_494119260"/></text:h>
      <text:p text:style-name="P47">The offset into each stroke before the dot creation starts.</text:p>
      <text:h text:style-name="Heading_20_3" text:outline-level="3"><text:bookmark-start text:name="__RefHeading___Toc6337_494119260"/>Segment list<text:bookmark-end text:name="__RefHeading___Toc6337_494119260"/></text:h>
      <text:p text:style-name="P47">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7">Add a new dash segment.</text:p>
      <text:h text:style-name="Heading_20_4" text:outline-level="4"><text:bookmark-start text:name="__RefHeading___Toc6341_494119260"/>Remove Segment<text:bookmark-end text:name="__RefHeading___Toc6341_494119260"/></text:h>
      <text:p text:style-name="P47">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1"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8">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8">Type in the search term and hit enter.</text:p>
      <text:h text:style-name="Heading_20_5" text:outline-level="5"><text:bookmark-start text:name="__RefHeading___Toc6349_494119260"/>Invert<text:bookmark-end text:name="__RefHeading___Toc6349_494119260"/></text:h>
      <text:p text:style-name="P48">Inverts the search term.</text:p>
      <text:h text:style-name="Heading_20_5" text:outline-level="5"><text:bookmark-start text:name="__RefHeading___Toc6351_494119260"/>Sort by name<text:bookmark-end text:name="__RefHeading___Toc6351_494119260"/></text:h>
      <text:p text:style-name="P48">Sorts the list alphabetically.</text:p>
      <text:h text:style-name="Heading_20_5" text:outline-level="5"><text:bookmark-start text:name="__RefHeading___Toc6353_494119260"/>Reverse<text:bookmark-end text:name="__RefHeading___Toc6353_494119260"/></text:h>
      <text:p text:style-name="P48">Inverts the list.</text:p>
      <text:h text:style-name="Heading_20_3" text:outline-level="3"><text:bookmark-start text:name="__RefHeading___Toc6355_494119260"/>Dash <text:bookmark-end text:name="__RefHeading___Toc6355_494119260"/></text:h>
      <text:p text:style-name="P48">The number of points (vertices) from the orignal stroke to include in this segment.</text:p>
      <text:h text:style-name="Heading_20_3" text:outline-level="3"><text:bookmark-start text:name="__RefHeading___Toc6357_494119260"/>Gap<text:bookmark-end text:name="__RefHeading___Toc6357_494119260"/></text:h>
      <text:p text:style-name="P48">The number of points (vertices) skipped after this segment.</text:p>
      <text:h text:style-name="Heading_20_3" text:outline-level="3"><text:bookmark-start text:name="__RefHeading___Toc6359_494119260"/><text:soft-page-break/>Radius<text:bookmark-end text:name="__RefHeading___Toc6359_494119260"/></text:h>
      <text:p text:style-name="P48">The radius of the segment. Maximum is 1 of the original stroke.</text:p>
      <text:h text:style-name="Heading_20_3" text:outline-level="3"><text:bookmark-start text:name="__RefHeading___Toc6361_494119260"/>Opacity<text:bookmark-end text:name="__RefHeading___Toc6361_494119260"/></text:h>
      <text:p text:style-name="P48">The visibility of this segment.</text:p>
      <text:h text:style-name="Heading_20_3" text:outline-level="3"><text:bookmark-start text:name="__RefHeading___Toc6363_494119260"/>Material Index<text:bookmark-end text:name="__RefHeading___Toc6363_494119260"/></text:h>
      <text:p text:style-name="P48">What material to use.</text:p>
      <text:h text:style-name="Heading_20_3" text:outline-level="3"><text:bookmark-start text:name="__RefHeading___Toc3593_1382128274"/>Cyclic<text:bookmark-end text:name="__RefHeading___Toc3593_1382128274"/></text:h>
      <text:p text:style-name="P91">Enable cyclic on individual stroke dashes.</text:p>
      <text:h text:style-name="P107" text:outline-level="3"><draw:frame draw:style-name="fr3"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29">Restricts the effect only to one layer or to any layers that share the same pass index. Click to pick the layer that you want to use.</text:p>
      <text:h text:style-name="P118" text:outline-level="5"><text:bookmark-start text:name="__RefHeading___Toc6365_494119260"/>Inver<text:span text:style-name="T19">se Layers</text:span><text:bookmark-end text:name="__RefHeading___Toc6365_494119260"/></text:h>
      <text:p text:style-name="P29">Inverts the influence.</text:p>
      <text:h text:style-name="P10" text:outline-level="4"><text:bookmark-start text:name="__RefHeading___Toc4637_278233110121"/>Pass<text:bookmark-end text:name="__RefHeading___Toc4637_278233110121"/></text:h>
      <text:p text:style-name="P37">The layer pass index.</text:p>
      <text:h text:style-name="P118" text:outline-level="5"><text:bookmark-start text:name="__RefHeading___Toc4639_278233110121"/>Inver<text:span text:style-name="T19">se Pass</text:span><text:bookmark-end text:name="__RefHeading___Toc4639_278233110121"/></text:h>
      <text:p text:style-name="P29">Inverts the influence.</text:p>
      <text:h text:style-name="P10" text:outline-level="4"><text:bookmark-start text:name="__RefHeading___Toc4641_278233110121"/>Material<text:bookmark-end text:name="__RefHeading___Toc4641_278233110121"/></text:h>
      <text:p text:style-name="P29">Restricts the effect only to material that share the same material or pass index. Click to pick the material that you want to use.</text:p>
      <text:h text:style-name="P118" text:outline-level="5"><text:bookmark-start text:name="__RefHeading___Toc4643_278233110121"/>Inver<text:span text:style-name="T19">t Materials</text:span><text:bookmark-end text:name="__RefHeading___Toc4643_278233110121"/></text:h>
      <text:p text:style-name="P29">Inverts the influence.</text:p>
      <text:h text:style-name="P10" text:outline-level="4"><text:bookmark-start text:name="__RefHeading___Toc4645_278233110121"/>Pass<text:bookmark-end text:name="__RefHeading___Toc4645_278233110121"/></text:h>
      <text:p text:style-name="P37">The material pass index.</text:p>
      <text:h text:style-name="P118" text:outline-level="5"><text:bookmark-start text:name="__RefHeading___Toc6367_494119260"/>Inver<text:span text:style-name="T19">se Pass</text:span><text:bookmark-end text:name="__RefHeading___Toc6367_494119260"/></text:h>
      <text:p text:style-name="P29">Inverts the influence.</text:p>
      <text:p text:style-name="P29"/>
      <text:p text:style-name="P72"/>
      <text:h text:style-name="P101" text:outline-level="2"><draw:frame draw:style-name="fr3" draw:name="Bild34" text:anchor-type="paragraph" svg:y="0.037cm" svg:width="5.159cm" svg:height="3.739cm" draw:z-index="47"><draw:image xlink:href="Pictures/1000000100000130000000DD91535D4FE6400965.png" xlink:type="simple" xlink:show="embed" xlink:actuate="onLoad" draw:mime-type="image/png"/></draw:frame><text:bookmark-start text:name="__RefHeading___Toc7188_22921425871"/><text:soft-page-break/>Envelope<text:bookmark-end text:name="__RefHeading___Toc7188_22921425871"/></text:h>
      <text:p text:style-name="P73">Generates a envelope shape that connects all points in this envelope.</text:p>
      <text:p text:style-name="P71"/>
      <text:p text:style-name="P71"/>
      <text:p text:style-name="P71"/>
      <text:h text:style-name="P108" text:outline-level="3"><draw:frame draw:style-name="fr3" draw:name="Bild35" text:anchor-type="paragraph" svg:y="0.699cm" svg:width="2.57cm" svg:height="1.73cm" draw:z-index="48"><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3">Deform the stoke to best match the envelope shape.</text:p>
      <text:h text:style-name="Heading_20_4" text:outline-level="4"><text:bookmark-start text:name="__RefHeading___Toc2830_1644991"/>Segments<text:bookmark-end text:name="__RefHeading___Toc2830_1644991"/></text:h>
      <text:p text:style-name="P73">Add segments to create the envelope. Keep the original stroke.</text:p>
      <text:h text:style-name="Heading_20_4" text:outline-level="4"><text:bookmark-start text:name="__RefHeading___Toc2832_1644991"/>Fills<text:bookmark-end text:name="__RefHeading___Toc2832_1644991"/></text:h>
      <text:p text:style-name="P73">Add Fill segments to create the envelope. This method does not keep the original stroke.</text:p>
      <text:h text:style-name="P104" text:outline-level="3"><text:bookmark-start text:name="__RefHeading___Toc7192_22921425871"/>Spread Length<text:bookmark-end text:name="__RefHeading___Toc7192_22921425871"/></text:h>
      <text:p text:style-name="P73">The number of points to skip to create straight segments.</text:p>
      <text:h text:style-name="Heading_20_3" text:outline-level="3"><text:bookmark-start text:name="__RefHeading___Toc2834_1644991"/>Thickness<text:bookmark-end text:name="__RefHeading___Toc2834_1644991"/></text:h>
      <text:p text:style-name="P73">Thickness multiplier for the thickness of the new stroke.</text:p>
      <text:h text:style-name="Heading_20_3" text:outline-level="3"><text:bookmark-start text:name="__RefHeading___Toc2836_1644991"/>Strength <text:bookmark-end text:name="__RefHeading___Toc2836_1644991"/></text:h>
      <text:p text:style-name="P73">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74">The material index of the material that is used.</text:p>
      <text:h text:style-name="Heading_20_3" text:outline-level="3"><text:bookmark-start text:name="__RefHeading___Toc3205_1537406662"/>Skip Segments<text:bookmark-end text:name="__RefHeading___Toc3205_1537406662"/></text:h>
      <text:p text:style-name="P75">Define a number of segments to skip to reduce the complexity.</text:p>
      <text:p text:style-name="P23"/>
      <text:h text:style-name="P109" text:outline-level="3"><draw:frame draw:style-name="fr3" draw:name="Bild36" text:anchor-type="paragraph" svg:y="0.037cm" svg:width="5.08cm" svg:height="2.491cm" draw:z-index="49"><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2" text:outline-level="4"><text:bookmark-start text:name="__RefHeading___Toc4633_27823311012111"/>Layer<text:bookmark-end text:name="__RefHeading___Toc4633_27823311012111"/></text:h>
      <text:p text:style-name="P35">Restricts the effect only to one layer or to any layers that share the same pass index. Click to pick the layer that you want to use.</text:p>
      <text:h text:style-name="P119" text:outline-level="5"><text:bookmark-start text:name="__RefHeading___Toc6365_49411926011"/>Inver<text:span text:style-name="T19">se Layers</text:span><text:bookmark-end text:name="__RefHeading___Toc6365_49411926011"/></text:h>
      <text:p text:style-name="P35">Inverts the influence.</text:p>
      <text:h text:style-name="P22" text:outline-level="4"><text:bookmark-start text:name="__RefHeading___Toc4637_27823311012111"/><text:soft-page-break/>Pass<text:bookmark-end text:name="__RefHeading___Toc4637_27823311012111"/></text:h>
      <text:p text:style-name="P43">The layer pass index.</text:p>
      <text:h text:style-name="P119" text:outline-level="5"><text:bookmark-start text:name="__RefHeading___Toc4639_27823311012111"/>Inver<text:span text:style-name="T19">se Pass</text:span><text:bookmark-end text:name="__RefHeading___Toc4639_27823311012111"/></text:h>
      <text:p text:style-name="P35">Inverts the influence.</text:p>
      <text:h text:style-name="P22" text:outline-level="4"><text:bookmark-start text:name="__RefHeading___Toc4641_27823311012111"/>Material<text:bookmark-end text:name="__RefHeading___Toc4641_27823311012111"/></text:h>
      <text:p text:style-name="P35">Restricts the effect only to material that share the same material or pass index. Click to pick the material that you want to use.</text:p>
      <text:h text:style-name="P119" text:outline-level="5"><text:bookmark-start text:name="__RefHeading___Toc4643_27823311012111"/>Inver<text:span text:style-name="T19">t Materials</text:span><text:bookmark-end text:name="__RefHeading___Toc4643_27823311012111"/></text:h>
      <text:p text:style-name="P35">Inverts the influence.</text:p>
      <text:h text:style-name="P22" text:outline-level="4"><text:bookmark-start text:name="__RefHeading___Toc4645_27823311012111"/>Pass<text:bookmark-end text:name="__RefHeading___Toc4645_27823311012111"/></text:h>
      <text:p text:style-name="P43">The material pass index.</text:p>
      <text:h text:style-name="P119" text:outline-level="5"><text:bookmark-start text:name="__RefHeading___Toc6367_49411926011"/>Inver<text:span text:style-name="T19">se Pass</text:span><text:bookmark-end text:name="__RefHeading___Toc6367_49411926011"/></text:h>
      <text:p text:style-name="P35">Inverts the influence.</text:p>
      <text:h text:style-name="Heading_20_4" text:outline-level="4"><text:bookmark-start text:name="__RefHeading___Toc2840_1644991"/>Vertex Group<text:bookmark-end text:name="__RefHeading___Toc2840_1644991"/></text:h>
      <text:p text:style-name="P74">Assign a vertex group to modulate the deform.</text:p>
      <text:h text:style-name="P119" text:outline-level="5"><text:bookmark-start text:name="__RefHeading___Toc2842_1644991"/>Inver<text:span text:style-name="T19">se Pass</text:span><text:bookmark-end text:name="__RefHeading___Toc2842_1644991"/></text:h>
      <text:p text:style-name="P35">Inverts the influence.</text:p>
      <text:p text:style-name="Horizontal_20_Line"/>
      <text:h text:style-name="Heading_20_2" text:outline-level="2"><draw:frame draw:style-name="fr3"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3"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9">What position of the stroke is used for the calculation of the extension.</text:p>
      <text:h text:style-name="Heading_20_3" text:outline-level="3"><draw:frame draw:style-name="fr3" draw:name="Bild31" text:anchor-type="paragraph" svg:y="0.699cm" svg:width="5.061cm" svg:height="2.18cm" draw:z-index="45"><draw:image xlink:href="Pictures/100000010000012B00000081E065352FB6F76B9A.png" xlink:type="simple" xlink:show="embed" xlink:actuate="onLoad" draw:mime-type="image/png"/></draw:frame><text:bookmark-start text:name="__RefHeading___Toc7196_2292142587"/><text:soft-page-break/>Curvature subpanel<text:bookmark-end text:name="__RefHeading___Toc7196_2292142587"/></text:h>
      <text:p text:style-name="P49">Follow the curvature of the stroke.</text:p>
      <text:h text:style-name="Heading_20_4" text:outline-level="4"><text:bookmark-start text:name="__RefHeading___Toc7198_2292142587"/>Point Density<text:bookmark-end text:name="__RefHeading___Toc7198_2292142587"/></text:h>
      <text:p text:style-name="P49">Multiplied by Start/End for the total added point count.</text:p>
      <text:h text:style-name="Heading_20_4" text:outline-level="4"><text:bookmark-start text:name="__RefHeading___Toc7200_2292142587"/>Segment Influence<text:bookmark-end text:name="__RefHeading___Toc7200_2292142587"/></text:h>
      <text:p text:style-name="P49">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9">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49">Invert the curvature of the stroke's extension.</text:p>
      <text:h text:style-name="Heading_20_3" text:outline-level="3"><draw:frame draw:style-name="fr3" draw:name="Bild33" text:anchor-type="paragraph" svg:y="0.699cm" svg:width="5.099cm" svg:height="3.35cm" draw:z-index="46"><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68">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68">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68">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68">Smoothly offset the random value of each stroke.</text:p>
      <text:h text:style-name="Heading_20_4" text:outline-level="4"><text:bookmark-start text:name="__RefHeading___Toc5053_3148845705"/>Seed<text:bookmark-end text:name="__RefHeading___Toc5053_3148845705"/></text:h>
      <text:p text:style-name="P68">The random seed value.</text:p>
      <text:h text:style-name="Heading_20_4" text:outline-level="4"><text:bookmark-start text:name="__RefHeading___Toc5055_3148845705"/>Randomize subpanel<text:bookmark-end text:name="__RefHeading___Toc5055_3148845705"/></text:h>
      <text:p text:style-name="P68">Use random values over time.</text:p>
      <text:h text:style-name="Heading_20_5" text:outline-level="5"><text:bookmark-start text:name="__RefHeading___Toc5057_3148845705"/>Step<text:bookmark-end text:name="__RefHeading___Toc5057_3148845705"/></text:h>
      <text:p text:style-name="P68">Number of frames before recalculate random values again.</text:p>
      <text:p text:style-name="Horizontal_20_Line"/>
      <text:h text:style-name="P110" text:outline-level="3"><draw:frame draw:style-name="fr3"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31">Restricts the effect only to one layer or to any layers that share the same pass index. Click to pick the layer that you want to use.</text:p>
      <text:h text:style-name="P120" text:outline-level="5"><text:bookmark-start text:name="__RefHeading___Toc6365_4941192601"/><text:soft-page-break/>Inver<text:span text:style-name="T19">se Layers</text:span><text:bookmark-end text:name="__RefHeading___Toc6365_4941192601"/></text:h>
      <text:p text:style-name="P31">Inverts the influence.</text:p>
      <text:h text:style-name="P14" text:outline-level="4"><text:bookmark-start text:name="__RefHeading___Toc4637_2782331101211"/>Pass<text:bookmark-end text:name="__RefHeading___Toc4637_2782331101211"/></text:h>
      <text:p text:style-name="P39">The layer pass index.</text:p>
      <text:h text:style-name="P120" text:outline-level="5"><text:bookmark-start text:name="__RefHeading___Toc4639_2782331101211"/>Inver<text:span text:style-name="T19">se Pass</text:span><text:bookmark-end text:name="__RefHeading___Toc4639_2782331101211"/></text:h>
      <text:p text:style-name="P31">Inverts the influence.</text:p>
      <text:h text:style-name="P14" text:outline-level="4"><text:bookmark-start text:name="__RefHeading___Toc4641_2782331101211"/>Material<text:bookmark-end text:name="__RefHeading___Toc4641_2782331101211"/></text:h>
      <text:p text:style-name="P31">Restricts the effect only to material that share the same material or pass index. Click to pick the material that you want to use.</text:p>
      <text:h text:style-name="P120" text:outline-level="5"><text:bookmark-start text:name="__RefHeading___Toc4643_2782331101211"/>Inver<text:span text:style-name="T19">t Materials</text:span><text:bookmark-end text:name="__RefHeading___Toc4643_2782331101211"/></text:h>
      <text:p text:style-name="P31">Inverts the influence.</text:p>
      <text:h text:style-name="P14" text:outline-level="4"><text:bookmark-start text:name="__RefHeading___Toc4645_2782331101211"/>Pass<text:bookmark-end text:name="__RefHeading___Toc4645_2782331101211"/></text:h>
      <text:p text:style-name="P39">The material pass index.</text:p>
      <text:h text:style-name="P120" text:outline-level="5"><text:bookmark-start text:name="__RefHeading___Toc6367_4941192601"/>Inver<text:span text:style-name="T19">se Pass</text:span><text:bookmark-end text:name="__RefHeading___Toc6367_4941192601"/></text:h>
      <text:p text:style-name="P31">Inverts the influence.</text:p>
      <text:p text:style-name="Horizontal_20_Line"/>
      <text:h text:style-name="Heading_20_2" text:outline-level="2"><draw:frame draw:style-name="fr3"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Text_20_body"/>
      <text:p text:style-name="Text_20_body"/>
      <text:p text:style-name="Text_20_body"/>
      <text:p text:style-name="P130">This modifier requires to have a ACTIVE camera in the scene, since the outline is created from this active camera. And the outline is created from exact this view of the camera. So better switch to camera view to check if the view fits.</text:p>
      <text:p text:style-name="P130">The active camera has the active orange triangle above the widget. You can also see the active camera in the Scene properties.</text:p>
      <text:p text:style-name="P130"><draw:frame draw:style-name="fr2" draw:name="Bild50" text:anchor-type="paragraph" svg:y="0.407cm" svg:width="6.1cm" svg:height="4.05cm" draw:z-index="63"><draw:image xlink:href="Pictures/1000000100000168000000EFC50CD46F8561BC33.png" xlink:type="simple" xlink:show="embed" xlink:actuate="onLoad" draw:mime-type="image/png"/></draw:frame><draw:frame draw:style-name="fr1" draw:name="Bild51" text:anchor-type="paragraph" svg:x="7.2cm" svg:y="0.358cm" svg:width="4.3cm" svg:height="3.33cm" draw:z-index="64"><draw:image xlink:href="Pictures/10000001000000FE000000C5A34EFD09664F2922.png" xlink:type="simple" xlink:show="embed" xlink:actuate="onLoad" draw:mime-type="image/png"/></draw:frame><text:soft-page-break/></text:p>
      <text:p text:style-name="Text_20_body"/>
      <text:p text:style-name="Text_20_body"/>
      <text:p text:style-name="Text_20_body"/>
      <text:p text:style-name="Text_20_body"/>
      <text:p text:style-name="Text_20_body"/>
      <text:h text:style-name="Heading_20_3" text:outline-level="3"><draw:frame draw:style-name="fr3"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50"/>
      <text:h text:style-name="P15" text:outline-level="4"><draw:frame draw:style-name="fr3"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50">The collection where you want to apply the line art to.</text:p>
      <text:h text:style-name="Heading_20_6" text:outline-level="6"><text:bookmark-start text:name="__RefHeading___Toc2783_38244299"/>Invert<text:bookmark-end text:name="__RefHeading___Toc2783_38244299"/></text:h>
      <text:p text:style-name="P70">Inverts the selection of collections.</text:p>
      <text:h text:style-name="Heading_20_5" text:outline-level="5"><text:bookmark-start text:name="__RefHeading___Toc3143_2783716793"/>Layer<text:bookmark-end text:name="__RefHeading___Toc3143_2783716793"/></text:h>
      <text:p text:style-name="P50">Grease Pencil layer that is assigned to the generated strokes.</text:p>
      <text:h text:style-name="Heading_20_5" text:outline-level="5"><text:bookmark-start text:name="__RefHeading___Toc3145_2783716793"/>Material<text:bookmark-end text:name="__RefHeading___Toc3145_2783716793"/></text:h>
      <text:p text:style-name="P50">Grease pencil material assigned to the generated strokes.</text:p>
      <text:h text:style-name="Heading_20_5" text:outline-level="5"><text:bookmark-start text:name="__RefHeading___Toc3316_1886385222"/>Line Thickness<text:bookmark-end text:name="__RefHeading___Toc3316_1886385222"/></text:h>
      <text:p text:style-name="P83">The thickness of the line.</text:p>
      <text:h text:style-name="Heading_20_5" text:outline-level="5"><text:bookmark-start text:name="__RefHeading___Toc3318_1886385222"/>Opacity<text:bookmark-end text:name="__RefHeading___Toc3318_1886385222"/></text:h>
      <text:p text:style-name="P83">The opacity of the line.</text:p>
      <text:p text:style-name="Horizontal_20_Line"/>
      <text:h text:style-name="P15" text:outline-level="4"><draw:frame draw:style-name="fr3"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21" text:outline-level="5"><text:bookmark-start text:name="__RefHeading___Toc3149_2783716793"/>Object<text:bookmark-end text:name="__RefHeading___Toc3149_2783716793"/></text:h>
      <text:p text:style-name="P50">The object where you want to apply the line art to.</text:p>
      <text:h text:style-name="P122" text:outline-level="5"><text:bookmark-start text:name="__RefHeading___Toc3151_2783716793"/>Layer<text:bookmark-end text:name="__RefHeading___Toc3151_2783716793"/></text:h>
      <text:p text:style-name="P50">Grease Pencil layer that is assigned to the generated strokes.</text:p>
      <text:h text:style-name="P122" text:outline-level="5"><text:bookmark-start text:name="__RefHeading___Toc3153_2783716793"/>Material<text:bookmark-end text:name="__RefHeading___Toc3153_2783716793"/></text:h>
      <text:p text:style-name="P50">Grease pencil material assigned to the generated strokes.</text:p>
      <text:h text:style-name="P123" text:outline-level="5"><text:bookmark-start text:name="__RefHeading___Toc3320_1886385222"/><text:soft-page-break/>Line Thickness<text:bookmark-end text:name="__RefHeading___Toc3320_1886385222"/></text:h>
      <text:p text:style-name="P83">The thickness of the line.</text:p>
      <text:h text:style-name="P123" text:outline-level="5"><text:bookmark-start text:name="__RefHeading___Toc3322_1886385222"/>Opacity<text:bookmark-end text:name="__RefHeading___Toc3322_1886385222"/></text:h>
      <text:p text:style-name="P83">The opacity of the line.</text:p>
      <text:p text:style-name="Horizontal_20_Line"/>
      <text:h text:style-name="Heading_20_4" text:outline-level="4"><draw:frame draw:style-name="fr3"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50">Applies the line art grease pencil strokes to the whole scene.</text:p>
      <text:h text:style-name="P122" text:outline-level="5"><text:bookmark-start text:name="__RefHeading___Toc3157_2783716793"/>Layer<text:bookmark-end text:name="__RefHeading___Toc3157_2783716793"/></text:h>
      <text:p text:style-name="P50">Grease Pencil layer that is assigned to the generated strokes.</text:p>
      <text:h text:style-name="P122" text:outline-level="5"><text:bookmark-start text:name="__RefHeading___Toc3159_2783716793"/>Material<text:bookmark-end text:name="__RefHeading___Toc3159_2783716793"/></text:h>
      <text:p text:style-name="P50">Grease pencil material assigned to the generated strokes.</text:p>
      <text:h text:style-name="P123" text:outline-level="5"><text:bookmark-start text:name="__RefHeading___Toc3324_1886385222"/>Line Thickness<text:bookmark-end text:name="__RefHeading___Toc3324_1886385222"/></text:h>
      <text:p text:style-name="P83">The thickness of the line.</text:p>
      <text:h text:style-name="P123" text:outline-level="5"><text:bookmark-start text:name="__RefHeading___Toc3326_1886385222"/>Opacity<text:bookmark-end text:name="__RefHeading___Toc3326_1886385222"/></text:h>
      <text:p text:style-name="P83">The opacity of the line.</text:p>
      <text:p text:style-name="Horizontal_20_Line"/>
      <text:h text:style-name="Heading_20_3" text:outline-level="3"><draw:frame draw:style-name="fr3" draw:name="Bild19" text:anchor-type="paragraph" svg:y="0.056cm" svg:width="5.08cm" svg:height="4.761cm" draw:z-index="29"><draw:image xlink:href="Pictures/100000010000012C0000011961AFE0F2DC4F0F8F.png" xlink:type="simple" xlink:show="embed" xlink:actuate="onLoad" draw:mime-type="image/png"/></draw:frame><text:bookmark-start text:name="__RefHeading___Toc3161_2783716793"/>Edge types subpanel<text:bookmark-end text:name="__RefHeading___Toc3161_2783716793"/></text:h>
      <text:p text:style-name="P50">Which kind of edges to influence.</text:p>
      <text:p text:style-name="P50"/>
      <text:p text:style-name="P50"/>
      <text:p text:style-name="P50"/>
      <text:h text:style-name="Heading_20_4" text:outline-level="4"><text:bookmark-start text:name="__RefHeading___Toc3328_1886385222"/>Illumination filtering<text:bookmark-end text:name="__RefHeading___Toc3328_1886385222"/></text:h>
      <text:p text:style-name="P86"><draw:frame draw:style-name="fr3" draw:name="Bild44" text:anchor-type="paragraph" svg:y="0.056cm" svg:width="3.57cm" svg:height="2.131cm" draw:z-index="56"><draw:image xlink:href="Pictures/10000001000000D30000007E06273FAD12981FB7.png" xlink:type="simple" xlink:show="embed" xlink:actuate="onLoad" draw:mime-type="image/png"/></draw:frame>You need to pick a light object in the Light Reference panel. How to thread the shadow region filtering.<text:span text:style-name="T40"> The names should be self explaining.</text:span></text:p>
      <text:h text:style-name="Heading_20_4" text:outline-level="4"><text:bookmark-start text:name="__RefHeading___Toc3330_1886385222"/>Use Contour<text:bookmark-end text:name="__RefHeading___Toc3330_1886385222"/></text:h>
      <text:p text:style-name="P84">Use a contour.</text:p>
      <text:h text:style-name="Heading_20_5" text:outline-level="5"><draw:frame draw:style-name="fr3" draw:name="Bild43" text:anchor-type="paragraph" svg:y="0.056cm" svg:width="2.35cm" svg:height="1.78cm" draw:z-index="55"><draw:image xlink:href="Pictures/100000010000008B00000069DD7E2D6436D311DC.png" xlink:type="simple" xlink:show="embed" xlink:actuate="onLoad" draw:mime-type="image/png"/></draw:frame><text:bookmark-start text:name="__RefHeading___Toc3332_1886385222"/>Silhouette Filtering<text:bookmark-end text:name="__RefHeading___Toc3332_1886385222"/></text:h>
      <text:p text:style-name="P84">What kind of contour to use.</text:p>
      <text:h text:style-name="Heading_20_4" text:outline-level="4"><text:bookmark-start text:name="__RefHeading___Toc3334_1886385222"/>Use Crease<text:bookmark-end text:name="__RefHeading___Toc3334_1886385222"/></text:h>
      <text:p text:style-name="P85">Generate strokes from crease edges.</text:p>
      <text:h text:style-name="Heading_20_5" text:outline-level="5"><text:bookmark-start text:name="__RefHeading___Toc3336_1886385222"/><text:soft-page-break/>Crease Threshold<text:bookmark-end text:name="__RefHeading___Toc3336_1886385222"/></text:h>
      <text:p text:style-name="P85">Angles smaller than this value will be treaten as creases.</text:p>
      <text:h text:style-name="Heading_20_4" text:outline-level="4"><text:bookmark-start text:name="__RefHeading___Toc3163_2783716793"/>Crease<text:bookmark-end text:name="__RefHeading___Toc3163_2783716793"/></text:h>
      <text:p text:style-name="P50">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85">Generate strokes from borders between materials.</text:p>
      <text:h text:style-name="Heading_20_4" text:outline-level="4"><text:bookmark-start text:name="__RefHeading___Toc3340_1886385222"/>Intersections<text:bookmark-end text:name="__RefHeading___Toc3340_1886385222"/></text:h>
      <text:p text:style-name="P85">Generate strokes from intersections.</text:p>
      <text:h text:style-name="Heading_20_4" text:outline-level="4"><text:bookmark-start text:name="__RefHeading___Toc3342_1886385222"/>Edge Marks<text:bookmark-end text:name="__RefHeading___Toc3342_1886385222"/></text:h>
      <text:p text:style-name="P85">Generate strokes from edge marks.</text:p>
      <text:h text:style-name="Heading_20_4" text:outline-level="4"><text:bookmark-start text:name="__RefHeading___Toc3344_1886385222"/>Loose<text:bookmark-end text:name="__RefHeading___Toc3344_1886385222"/></text:h>
      <text:p text:style-name="P86">Generate strokes from loose geometry.</text:p>
      <text:h text:style-name="Heading_20_4" text:outline-level="4"><text:bookmark-start text:name="__RefHeading___Toc3346_1886385222"/>Light Contour<text:bookmark-end text:name="__RefHeading___Toc3346_1886385222"/></text:h>
      <text:p text:style-name="P86">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86">You need to pick a light object in the Light Reference panel. The line casts shadow. </text:p>
      <text:h text:style-name="Heading_20_4" text:outline-level="4"><text:bookmark-start text:name="__RefHeading___Toc3165_2783716793"/>Allow Overlap<text:span text:style-name="T39">ing Types</text:span><text:bookmark-end text:name="__RefHeading___Toc3165_2783716793"/></text:h>
      <text:p text:style-name="P51">Allow an edge to have multiple overlapping types.</text:p>
      <text:p text:style-name="P87"/>
      <text:h text:style-name="P111" text:outline-level="3"><draw:frame draw:style-name="fr5" draw:name="Bild45" text:anchor-type="paragraph" svg:y="0.056cm" svg:width="5.08cm" svg:height="2.131cm" draw:z-index="57"><draw:image xlink:href="Pictures/100000010000012C0000007EC6229DE9B1B3F394.png" xlink:type="simple" xlink:show="embed" xlink:actuate="onLoad" draw:mime-type="image/png"/></draw:frame><text:bookmark-start text:name="__RefHeading___Toc3167_27837167931"/><text:span text:style-name="T40">Light Reference</text:span><text:span text:style-name="T23"> subpanel</text:span><text:bookmark-end text:name="__RefHeading___Toc3167_27837167931"/></text:h>
      <text:p text:style-name="P88">This panel allows you to add a light object as a source for line art.</text:p>
      <text:h text:style-name="Heading_20_4" text:outline-level="4"><text:bookmark-start text:name="__RefHeading___Toc3350_1886385222"/>Light Object<text:bookmark-end text:name="__RefHeading___Toc3350_1886385222"/></text:h>
      <text:p text:style-name="P88">Pick the light source.</text:p>
      <text:h text:style-name="Heading_20_4" text:outline-level="4"><text:bookmark-start text:name="__RefHeading___Toc3352_1886385222"/>Shadow Camera Size<text:bookmark-end text:name="__RefHeading___Toc3352_1886385222"/></text:h>
      <text:p text:style-name="P88">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88">The near clip plane of the shadow camera.</text:p>
      <text:h text:style-name="Heading_20_4" text:outline-level="4"><text:bookmark-start text:name="__RefHeading___Toc3356_1886385222"/>Far<text:bookmark-end text:name="__RefHeading___Toc3356_1886385222"/></text:h>
      <text:p text:style-name="P88">The far clip plane of the shadow camera.</text:p>
      <text:p text:style-name="Horizontal_20_Line"><text:soft-page-break/></text:p>
      <text:h text:style-name="Heading_20_3" text:outline-level="3"><draw:frame draw:style-name="fr5"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66">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1">Allow crease edges to show inside smooth surfaces.</text:p>
      <text:h text:style-name="Heading_20_4" text:outline-level="4"><text:bookmark-start text:name="__RefHeading___Toc3181_2783716793"/>Crease on Sharp<text:bookmark-end text:name="__RefHeading___Toc3181_2783716793"/></text:h>
      <text:p text:style-name="P51">Allow crease to show on sharp edges.</text:p>
      <text:h text:style-name="Heading_20_4" text:outline-level="4"><text:bookmark-start text:name="__RefHeading___Toc2746_3778473053"/><text:span text:style-name="T40">Force </text:span>Back<text:span text:style-name="T36"> F</text:span>ace Culling<text:bookmark-end text:name="__RefHeading___Toc2746_3778473053"/></text:h>
      <text:p text:style-name="P69">Remove all backfaces to speed up calculation.</text:p>
      <text:p text:style-name="Horizontal_20_Line"/>
      <text:h text:style-name="Heading_20_3" text:outline-level="3"><draw:frame draw:style-name="fr3"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51">If<text:span text:style-name="T40"> </text:span>enabled, the modifier will select lines that have an occlusion level between start and end values.</text:p>
      <text:p text:style-name="P53">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3">Use material masks to filter out occluded strokes. You need to have a range level higher than 0.</text:p>
      <text:h text:style-name="Heading_20_5" text:outline-level="5"><text:bookmark-start text:name="__RefHeading___Toc3195_2783716793"/><text:soft-page-break/>Masks<text:bookmark-end text:name="__RefHeading___Toc3195_2783716793"/></text:h>
      <text:p text:style-name="P53">Choose up to eight mask bits for the masking.</text:p>
      <text:h text:style-name="Heading_20_5" text:outline-level="5"><text:bookmark-start text:name="__RefHeading___Toc3197_2783716793"/>Exact match<text:bookmark-end text:name="__RefHeading___Toc3197_2783716793"/></text:h>
      <text:p text:style-name="P53">Require matching all material masks instead of just one.</text:p>
      <text:p text:style-name="Horizontal_20_Line"/>
      <text:h text:style-name="Heading_20_3" text:outline-level="3"><draw:frame draw:style-name="fr3"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4">Choose up to eight mask bits for masking.</text:p>
      <text:h text:style-name="P124" text:outline-level="5"><text:bookmark-start text:name="__RefHeading___Toc3203_2783716793"/>Exact match<text:bookmark-end text:name="__RefHeading___Toc3203_2783716793"/></text:h>
      <text:p text:style-name="P55"><text:span text:style-name="T24">Require matching all </text:span><text:span text:style-name="T25">intersections</text:span><text:span text:style-name="T24"> instead of just one.</text:span></text:p>
      <text:p text:style-name="Horizontal_20_Line"/>
      <text:h text:style-name="Heading_20_3" text:outline-level="3"><draw:frame draw:style-name="fr3"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4">Filter Feature Lines using Freestlye Face Masks.</text:p>
      <text:h text:style-name="Heading_20_4" text:outline-level="4"><text:bookmark-start text:name="__RefHeading___Toc3207_2783716793"/>Invert<text:bookmark-end text:name="__RefHeading___Toc3207_2783716793"/></text:h>
      <text:p text:style-name="P54">Invert face mask filtering.</text:p>
      <text:h text:style-name="Heading_20_4" text:outline-level="4"><text:bookmark-start text:name="__RefHeading___Toc3209_2783716793"/>Boundaries<text:bookmark-end text:name="__RefHeading___Toc3209_2783716793"/></text:h>
      <text:p text:style-name="P54">Filter feature lines based on face mask boundaries.</text:p>
      <text:h text:style-name="Heading_20_4" text:outline-level="4"><text:bookmark-start text:name="__RefHeading___Toc2748_3778473053"/>Keep Contour<text:bookmark-end text:name="__RefHeading___Toc2748_3778473053"/></text:h>
      <text:p text:style-name="P69">Preserve contour lines while filtering.</text:p>
      <text:p text:style-name="Horizontal_20_Line"/>
      <text:h text:style-name="Heading_20_3" text:outline-level="3"><draw:frame draw:style-name="fr3"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4">Allows intersection lines to be chained together with contour lines.</text:p>
      <text:h text:style-name="Heading_20_4" text:outline-level="4"><text:bookmark-start text:name="__RefHeading___Toc3215_2783716793"/>All Lines<text:bookmark-end text:name="__RefHeading___Toc3215_2783716793"/></text:h>
      <text:p text:style-name="P54">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6">Allow loose edges to be chained together.</text:p>
      <text:h text:style-name="Heading_20_4" text:outline-level="4"><text:bookmark-start text:name="__RefHeading___Toc3219_2783716793"/>Loose As Contour<text:bookmark-end text:name="__RefHeading___Toc3219_2783716793"/></text:h>
      <text:p text:style-name="P56">Loose edges will have contour type.</text:p>
      <text:h text:style-name="Heading_20_4" text:outline-level="4"><text:bookmark-start text:name="__RefHeading___Toc2750_3778473053"/><text:soft-page-break/>Preserve Detail<text:span text:style-name="T36">s</text:span><text:bookmark-end text:name="__RefHeading___Toc2750_3778473053"/></text:h>
      <text:p text:style-name="P69">Keep the zig-zag noise in initial chanining.</text:p>
      <text:h text:style-name="Heading_20_5" text:outline-level="5"><text:bookmark-start text:name="__RefHeading___Toc3221_2783716793"/>Geometry Space<text:bookmark-end text:name="__RefHeading___Toc3221_2783716793"/></text:h>
      <text:p text:style-name="P56">Use Geometry distance for chaining instead of image space.</text:p>
      <text:h text:style-name="Heading_20_4" text:outline-level="4"><text:bookmark-start text:name="__RefHeading___Toc3223_2783716793"/>Image Threshold<text:bookmark-end text:name="__RefHeading___Toc3223_2783716793"/></text:h>
      <text:p text:style-name="P56">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67">Strength of smoothing applied on jagged chains.</text:p>
      <text:h text:style-name="Heading_20_4" text:outline-level="4"><text:bookmark-start text:name="__RefHeading___Toc3225_2783716793"/>Angle Splitting<text:bookmark-end text:name="__RefHeading___Toc3225_2783716793"/></text:h>
      <text:p text:style-name="P56">The angle in screen space below which a stroke is split into two.</text:p>
      <text:p text:style-name="Horizontal_20_Line"/>
      <text:h text:style-name="Heading_20_3" text:outline-level="3"><draw:frame draw:style-name="fr3"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6">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3" draw:name="Bild30" text:anchor-type="paragraph" svg:y="0.056cm" svg:width="5.11cm" svg:height="2.29cm" draw:z-index="44"><draw:image xlink:href="Pictures/100000010000012E00000087DC7CB2C105C5A897.png" xlink:type="simple" xlink:show="embed" xlink:actuate="onLoad" draw:mime-type="image/png"/></draw:frame><text:bookmark-start text:name="__RefHeading___Toc2586_3472341252"/>Composit<text:span text:style-name="T31">ion</text:span><text:bookmark-end text:name="__RefHeading___Toc2586_3472341252"/></text:h>
      <text:h text:style-name="P21" text:outline-level="4"><text:bookmark-start text:name="__RefHeading___Toc2588_3472341252"/>Overscan<text:bookmark-end text:name="__RefHeading___Toc2588_3472341252"/></text:h>
      <text:p text:style-name="P52">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66">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66">Move strokes slightly towards the camera to avoid clipping.</text:p>
      <text:h text:style-name="Heading_20_5" text:outline-level="5"><text:bookmark-start text:name="__RefHeading___Toc2594_3472341252"/><text:soft-page-break/>Towards custom camera<text:bookmark-end text:name="__RefHeading___Toc2594_3472341252"/></text:h>
      <text:p text:style-name="P66">Offset strokes towards selected camera instead of the active camera.</text:p>
      <text:p text:style-name="P57"/>
      <text:h text:style-name="Heading_20_3" text:outline-level="3"><draw:frame draw:style-name="fr3"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8">Bakes Line Art strokes for active Grease Pencil object within the start, end frame range in scene. </text:p>
      <text:p text:style-name="P58">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8">Clears baked line art frames within the scene frame range for active Grease Pencil object. </text:p>
      <text:p text:style-name="P58">Clear Baked Line Art (All) applies the same operation for all Grease Pencil objects that contains at least one Line Art modifier.</text:p>
      <text:p text:style-name="Horizontal_20_Line"/>
      <text:h text:style-name="Heading_20_2" text:outline-level="2"><draw:frame draw:style-name="fr3"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8">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65">Define an object to mirror at its origin instead of mirroring along the grease pencil origin.</text:p>
      <text:p text:style-name="Text_20_body">You can animate it to move the mirror axis.</text:p>
      <text:h text:style-name="P112" text:outline-level="3"><draw:frame draw:style-name="fr3" draw:name="Bild29" text:anchor-type="paragraph" svg:y="0.245cm" svg:width="4.979cm" svg:height="2.12cm" draw:z-index="43"><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4">Restricts the effect only to one layer or to any layers that share the same pass index. Click to pick the layer that you want to use.</text:p>
      <text:h text:style-name="P125" text:outline-level="5"><text:bookmark-start text:name="__RefHeading___Toc4579_27823311011"/>Invert<text:bookmark-end text:name="__RefHeading___Toc4579_27823311011"/></text:h>
      <text:p text:style-name="P34">Inverts the influence.</text:p>
      <text:h text:style-name="P19" text:outline-level="4"><text:bookmark-start text:name="__RefHeading___Toc4581_27823311011"/>Pass<text:bookmark-end text:name="__RefHeading___Toc4581_27823311011"/></text:h>
      <text:p text:style-name="P42">The layer pass index.</text:p>
      <text:h text:style-name="P125" text:outline-level="5"><text:bookmark-start text:name="__RefHeading___Toc4583_27823311011"/>Invert<text:bookmark-end text:name="__RefHeading___Toc4583_27823311011"/></text:h>
      <text:p text:style-name="P34">Inverts the influence.</text:p>
      <text:h text:style-name="P19" text:outline-level="4"><text:bookmark-start text:name="__RefHeading___Toc4585_27823311011"/><text:soft-page-break/>Material<text:bookmark-end text:name="__RefHeading___Toc4585_27823311011"/></text:h>
      <text:p text:style-name="P34">Restricts the effect only to material that share the same material or pass index. Click to pick the material that you want to use.</text:p>
      <text:h text:style-name="P125" text:outline-level="5"><text:bookmark-start text:name="__RefHeading___Toc4587_27823311011"/>Invert<text:bookmark-end text:name="__RefHeading___Toc4587_27823311011"/></text:h>
      <text:p text:style-name="P34">Inverts the influence.</text:p>
      <text:h text:style-name="P19" text:outline-level="4"><text:bookmark-start text:name="__RefHeading___Toc4589_27823311011"/>Pass<text:bookmark-end text:name="__RefHeading___Toc4589_27823311011"/></text:h>
      <text:p text:style-name="P42">The material pass index.</text:p>
      <text:h text:style-name="P125" text:outline-level="5"><text:bookmark-start text:name="__RefHeading___Toc4591_27823311011"/>Invert<text:bookmark-end text:name="__RefHeading___Toc4591_27823311011"/></text:h>
      <text:p text:style-name="P34">Inverts the influence.</text:p>
      <text:p text:style-name="P20"/>
      <text:p text:style-name="P13"/>
      <text:h text:style-name="P102" text:outline-level="2"><text:bookmark-start text:name="__RefHeading___Toc4555_2782331101"/>Multiple Strokes<text:bookmark-end text:name="__RefHeading___Toc4555_2782331101"/></text:h>
      <text:p text:style-name="P30"><draw:frame draw:style-name="fr3"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13" text:outline-level="3"><text:bookmark-start text:name="__RefHeading___Toc4561_2782331101"/>Duplicates<text:bookmark-end text:name="__RefHeading___Toc4561_2782331101"/></text:h>
      <text:p text:style-name="P30">The number of additional strokes.</text:p>
      <text:h text:style-name="P113" text:outline-level="3"><text:bookmark-start text:name="__RefHeading___Toc4563_2782331101"/>Distance<text:bookmark-end text:name="__RefHeading___Toc4563_2782331101"/></text:h>
      <text:p text:style-name="P30">Distance between the original and the duplicate strokes.</text:p>
      <text:h text:style-name="P113" text:outline-level="3"><text:bookmark-start text:name="__RefHeading___Toc4565_2782331101"/>Offset<text:bookmark-end text:name="__RefHeading___Toc4565_2782331101"/></text:h>
      <text:p text:style-name="P30">Control the offset position (inner or outer) for duplicate strokes.</text:p>
      <text:h text:style-name="P113" text:outline-level="3"><draw:frame draw:style-name="fr3"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30">Fade out duplicate strokes, using their opacity or thickness.</text:p>
      <text:h text:style-name="P11" text:outline-level="4"><text:bookmark-start text:name="__RefHeading___Toc4569_2782331101"/>Center<text:bookmark-end text:name="__RefHeading___Toc4569_2782331101"/></text:h>
      <text:p text:style-name="P30">Control the initial position for the fading.</text:p>
      <text:h text:style-name="P11" text:outline-level="4"><text:bookmark-start text:name="__RefHeading___Toc4571_2782331101"/>Thickness<text:bookmark-end text:name="__RefHeading___Toc4571_2782331101"/></text:h>
      <text:p text:style-name="P30">Fade influence on strokes thickness.</text:p>
      <text:h text:style-name="P11" text:outline-level="4"><text:bookmark-start text:name="__RefHeading___Toc4573_2782331101"/>Opacity<text:bookmark-end text:name="__RefHeading___Toc4573_2782331101"/></text:h>
      <text:p text:style-name="P30">Fade influence on strokes opacity.</text:p>
      <text:h text:style-name="P113" text:outline-level="3"><draw:frame draw:style-name="fr3"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text:soft-page-break/>Influence<text:bookmark-end text:name="__RefHeading___Toc4575_2782331101"/></text:h>
      <text:h text:style-name="P11" text:outline-level="4"><text:bookmark-start text:name="__RefHeading___Toc4577_2782331101"/>Layer<text:bookmark-end text:name="__RefHeading___Toc4577_2782331101"/></text:h>
      <text:p text:style-name="P30">Restricts the effect only to one layer or to any layers that share the same pass index. Click to pick the layer that you want to use.</text:p>
      <text:h text:style-name="P126" text:outline-level="5"><text:bookmark-start text:name="__RefHeading___Toc4579_2782331101"/>Invert<text:bookmark-end text:name="__RefHeading___Toc4579_2782331101"/></text:h>
      <text:p text:style-name="P30">Inverts the influence.</text:p>
      <text:h text:style-name="P11" text:outline-level="4"><text:bookmark-start text:name="__RefHeading___Toc4581_2782331101"/>Pass<text:bookmark-end text:name="__RefHeading___Toc4581_2782331101"/></text:h>
      <text:p text:style-name="P38">The layer pass index.</text:p>
      <text:h text:style-name="P126" text:outline-level="5"><text:bookmark-start text:name="__RefHeading___Toc4583_2782331101"/>Invert<text:bookmark-end text:name="__RefHeading___Toc4583_2782331101"/></text:h>
      <text:p text:style-name="P30">Inverts the influence.</text:p>
      <text:h text:style-name="P11" text:outline-level="4"><text:bookmark-start text:name="__RefHeading___Toc4585_2782331101"/>Material<text:bookmark-end text:name="__RefHeading___Toc4585_2782331101"/></text:h>
      <text:p text:style-name="P30">Restricts the effect only to material that share the same material or pass index. Click to pick the material that you want to use.</text:p>
      <text:h text:style-name="P126" text:outline-level="5"><text:bookmark-start text:name="__RefHeading___Toc4587_2782331101"/>Invert<text:bookmark-end text:name="__RefHeading___Toc4587_2782331101"/></text:h>
      <text:p text:style-name="P30">Inverts the influence.</text:p>
      <text:h text:style-name="P11" text:outline-level="4"><text:bookmark-start text:name="__RefHeading___Toc4589_2782331101"/>Pass<text:bookmark-end text:name="__RefHeading___Toc4589_2782331101"/></text:h>
      <text:p text:style-name="P38">The material pass index.</text:p>
      <text:h text:style-name="P126" text:outline-level="5"><text:bookmark-start text:name="__RefHeading___Toc4591_2782331101"/>Invert<text:bookmark-end text:name="__RefHeading___Toc4591_2782331101"/></text:h>
      <text:p text:style-name="P30">Inverts the influence.</text:p>
      <text:p text:style-name="Horizontal_20_Line"/>
      <text:h text:style-name="Heading_20_2" text:outline-level="2"><draw:frame draw:style-name="fr3" draw:name="Bild21" text:anchor-type="paragraph" svg:y="0.245cm" svg:width="5.181cm" svg:height="3.641cm" draw:z-index="58"><draw:image xlink:href="Pictures/1000000100000132000000D73FCCC104BB0CC806.png" xlink:type="simple" xlink:show="embed" xlink:actuate="onLoad" draw:mime-type="image/png"/></draw:frame><draw:frame draw:style-name="fr1" draw:name="Bild32" text:anchor-type="paragraph" svg:x="8.532cm" svg:y="0.191cm" svg:width="4.57cm" svg:height="2.35cm" draw:z-index="59"><draw:image xlink:href="Pictures/100000010000021C00000116E4C21F015E39F0D5.png" xlink:type="simple" xlink:show="embed" xlink:actuate="onLoad" draw:mime-type="image/png"/></draw:frame><text:bookmark-start text:name="__RefHeading___Toc3987_3788494146"/>Outline<text:bookmark-end text:name="__RefHeading___Toc3987_3788494146"/></text:h>
      <text:p text:style-name="P129">Draws an outline around the grease pencil stroke.</text:p>
      <text:p text:style-name="P129"/>
      <text:p text:style-name="P129"/>
      <text:p text:style-name="P130">This modifier requires to have a ACTIVE camera in the scene, since the outline is created from this active camera. And the outline is created from exact this view of the camera. So better switch to camera view to check if the view fits.</text:p>
      <text:p text:style-name="P130"/>
      <text:p text:style-name="P130"/>
      <text:p text:style-name="P130">The active camera has the active orange triangle above the widget. You can also see the active camera in the Scene properties.</text:p>
      <text:p text:style-name="P130"><draw:frame draw:style-name="fr2" draw:name="Bild47" text:anchor-type="paragraph" svg:y="0.407cm" svg:width="6.1cm" svg:height="4.05cm" draw:z-index="61"><draw:image xlink:href="Pictures/1000000100000168000000EFC50CD46F8561BC33.png" xlink:type="simple" xlink:show="embed" xlink:actuate="onLoad" draw:mime-type="image/png"/></draw:frame><draw:frame draw:style-name="fr1" draw:name="Bild48" text:anchor-type="paragraph" svg:x="6.893cm" svg:y="0.439cm" svg:width="4.3cm" svg:height="3.33cm" draw:z-index="62"><draw:image xlink:href="Pictures/10000001000000FE000000C5A34EFD09664F2922.png" xlink:type="simple" xlink:show="embed" xlink:actuate="onLoad" draw:mime-type="image/png"/></draw:frame><text:soft-page-break/></text:p>
      <text:p text:style-name="P130"/>
      <text:p text:style-name="P130"/>
      <text:p text:style-name="P130"/>
      <text:p text:style-name="P130"/>
      <text:p text:style-name="P130"/>
      <text:h text:style-name="Heading_20_3" text:outline-level="3"><text:bookmark-start text:name="__RefHeading___Toc3989_3788494146"/>Thickness<text:bookmark-end text:name="__RefHeading___Toc3989_3788494146"/></text:h>
      <text:p text:style-name="P90">The thickness of the outline<text:span text:style-name="T41">.</text:span></text:p>
      <text:h text:style-name="Heading_20_3" text:outline-level="3"><text:bookmark-start text:name="__RefHeading___Toc3991_3788494146"/>Keep Shape<text:bookmark-end text:name="__RefHeading___Toc3991_3788494146"/></text:h>
      <text:p text:style-name="P90">Try to keep global shape.</text:p>
      <text:h text:style-name="Heading_20_3" text:outline-level="3"><text:bookmark-start text:name="__RefHeading___Toc3993_3788494146"/>Subdivisions<text:bookmark-end text:name="__RefHeading___Toc3993_3788494146"/></text:h>
      <text:p text:style-name="P90">Subdivisions of the outline grease pencil stroke.</text:p>
      <text:h text:style-name="Heading_20_3" text:outline-level="3"><text:bookmark-start text:name="__RefHeading___Toc3995_3788494146"/>Sample Length<text:bookmark-end text:name="__RefHeading___Toc3995_3788494146"/></text:h>
      <text:p text:style-name="P90">The distance between the vertices.</text:p>
      <text:h text:style-name="Heading_20_3" text:outline-level="3"><text:bookmark-start text:name="__RefHeading___Toc3997_3788494146"/>Outline material<text:bookmark-end text:name="__RefHeading___Toc3997_3788494146"/></text:h>
      <text:p text:style-name="P90">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0">A target object to define the stroke start.</text:p>
      <text:h text:style-name="P114" text:outline-level="3"><draw:frame draw:style-name="fr3" draw:name="Bild46" text:anchor-type="paragraph" svg:y="0.245cm" svg:width="4.979cm" svg:height="2.12cm" draw:z-index="60"><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89" text:outline-level="4"><text:bookmark-start text:name="__RefHeading___Toc4633_27823311011"/>Layer<text:bookmark-end text:name="__RefHeading___Toc4633_27823311011"/></text:h>
      <text:p text:style-name="P36">Restricts the effect only to one layer or to any layers that share the same pass index. Click to pick the layer that you want to use.</text:p>
      <text:h text:style-name="P127" text:outline-level="5"><text:bookmark-start text:name="__RefHeading___Toc4635_27823311011"/>Invert<text:bookmark-end text:name="__RefHeading___Toc4635_27823311011"/></text:h>
      <text:p text:style-name="P36">Inverts the influence.</text:p>
      <text:h text:style-name="P89" text:outline-level="4"><text:bookmark-start text:name="__RefHeading___Toc4637_27823311011"/>Pass<text:bookmark-end text:name="__RefHeading___Toc4637_27823311011"/></text:h>
      <text:p text:style-name="P44">The layer pass index.</text:p>
      <text:h text:style-name="P127" text:outline-level="5"><text:bookmark-start text:name="__RefHeading___Toc4639_27823311011"/>Invert<text:bookmark-end text:name="__RefHeading___Toc4639_27823311011"/></text:h>
      <text:p text:style-name="P36">Inverts the influence.</text:p>
      <text:p text:style-name="P13"/>
      <text:h text:style-name="P102" text:outline-level="2"><draw:frame draw:style-name="fr3"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text:soft-page-break/>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p text:style-name="P12"/>
      <text:h text:style-name="P113" text:outline-level="3"><draw:frame draw:style-name="fr4"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113" text:outline-level="3"><draw:frame draw:style-name="fr3"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30">Restricts the effect only to one layer or to any layers that share the same pass index. Click to pick the layer that you want to use.</text:p>
      <text:h text:style-name="P126" text:outline-level="5"><text:bookmark-start text:name="__RefHeading___Toc4609_2782331101"/>Invert<text:bookmark-end text:name="__RefHeading___Toc4609_2782331101"/></text:h>
      <text:p text:style-name="P30">Inverts the influence.</text:p>
      <text:h text:style-name="P11" text:outline-level="4"><text:bookmark-start text:name="__RefHeading___Toc4611_2782331101"/>Pass<text:bookmark-end text:name="__RefHeading___Toc4611_2782331101"/></text:h>
      <text:p text:style-name="P38">The layer pass index.</text:p>
      <text:h text:style-name="P126" text:outline-level="5"><text:bookmark-start text:name="__RefHeading___Toc4613_2782331101"/>Invert<text:bookmark-end text:name="__RefHeading___Toc4613_2782331101"/></text:h>
      <text:p text:style-name="P30">Inverts the influence.</text:p>
      <text:h text:style-name="P11" text:outline-level="4"><text:bookmark-start text:name="__RefHeading___Toc4615_2782331101"/>Material<text:bookmark-end text:name="__RefHeading___Toc4615_2782331101"/></text:h>
      <text:p text:style-name="P30">Restricts the effect only to material that share the same material or pass index. Click to pick the material that you want to use.</text:p>
      <text:h text:style-name="P126" text:outline-level="5"><text:bookmark-start text:name="__RefHeading___Toc4617_2782331101"/><text:soft-page-break/>Invert<text:bookmark-end text:name="__RefHeading___Toc4617_2782331101"/></text:h>
      <text:p text:style-name="P30">Inverts the influence.</text:p>
      <text:h text:style-name="P11" text:outline-level="4"><text:bookmark-start text:name="__RefHeading___Toc4619_2782331101"/>Pass<text:bookmark-end text:name="__RefHeading___Toc4619_2782331101"/></text:h>
      <text:p text:style-name="P38">The material pass index.</text:p>
      <text:h text:style-name="P126" text:outline-level="5"><text:bookmark-start text:name="__RefHeading___Toc4621_2782331101"/>Invert<text:bookmark-end text:name="__RefHeading___Toc4621_2782331101"/></text:h>
      <text:p text:style-name="P30">Inverts the influence.</text:p>
      <text:p text:style-name="P30"/>
      <text:p text:style-name="P13"/>
      <text:h text:style-name="P102" text:outline-level="2"><draw:frame draw:style-name="fr1"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13" text:outline-level="3"><draw:frame draw:style-name="fr3"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113" text:outline-level="3"><text:bookmark-start text:name="__RefHeading___Toc4629_2782331101"/>Subdivisions<text:bookmark-end text:name="__RefHeading___Toc4629_2782331101"/></text:h>
      <text:p text:style-name="P38">Number of subdivisions.</text:p>
      <text:h text:style-name="P113" text:outline-level="3"><draw:frame draw:style-name="fr3"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30">Restricts the effect only to one layer or to any layers that share the same pass index. Click to pick the layer that you want to use.</text:p>
      <text:h text:style-name="P126" text:outline-level="5"><text:bookmark-start text:name="__RefHeading___Toc4635_2782331101"/>Invert<text:bookmark-end text:name="__RefHeading___Toc4635_2782331101"/></text:h>
      <text:p text:style-name="P30">Inverts the influence.</text:p>
      <text:h text:style-name="P11" text:outline-level="4"><text:bookmark-start text:name="__RefHeading___Toc4637_2782331101"/>Pass<text:bookmark-end text:name="__RefHeading___Toc4637_2782331101"/></text:h>
      <text:p text:style-name="P38">The layer pass index.</text:p>
      <text:h text:style-name="P126" text:outline-level="5"><text:bookmark-start text:name="__RefHeading___Toc4639_2782331101"/>Invert<text:bookmark-end text:name="__RefHeading___Toc4639_2782331101"/></text:h>
      <text:p text:style-name="P30">Inverts the influence.</text:p>
      <text:h text:style-name="P11" text:outline-level="4"><text:bookmark-start text:name="__RefHeading___Toc4641_2782331101"/><text:soft-page-break/>Material<text:bookmark-end text:name="__RefHeading___Toc4641_2782331101"/></text:h>
      <text:p text:style-name="P30">Restricts the effect only to material that share the same material or pass index. Click to pick the material that you want to use.</text:p>
      <text:h text:style-name="P126" text:outline-level="5"><text:bookmark-start text:name="__RefHeading___Toc4643_2782331101"/>Invert<text:bookmark-end text:name="__RefHeading___Toc4643_2782331101"/></text:h>
      <text:p text:style-name="P30">Inverts the influence.</text:p>
      <text:h text:style-name="P11" text:outline-level="4"><text:bookmark-start text:name="__RefHeading___Toc4645_2782331101"/>Pass<text:bookmark-end text:name="__RefHeading___Toc4645_2782331101"/></text:h>
      <text:p text:style-name="P38">The material pass index.</text:p>
      <text:h text:style-name="P126" text:outline-level="5"><text:bookmark-start text:name="__RefHeading___Toc4647_2782331101"/>Invert<text:bookmark-end text:name="__RefHeading___Toc4647_2782331101"/></text:h>
      <text:p text:style-name="P30">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1fa9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3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0H50M14S</meta:editing-duration>
    <meta:editing-cycles>158</meta:editing-cycles>
    <meta:generator>LibreOffice/7.2.7.2$Windows_X86_64 LibreOffice_project/8d71d29d553c0f7dcbfa38fbfda25ee34cce99a2</meta:generator>
    <dc:date>2022-11-09T18:01:33.848000000</dc:date>
    <meta:document-statistic meta:table-count="3" meta:image-count="65" meta:object-count="0" meta:page-count="30" meta:paragraph-count="847" meta:word-count="4317" meta:character-count="24951" meta:non-whitespace-character-count="21472"/>
    <meta:template xlink:type="simple" xlink:actuate="onRequest" xlink:title="standard1cm" xlink:href="../../../../AppData/Roaming/LibreOffice/4/user/template/standard1cm.ott" meta:date="2016-03-28T18:47:57.125000000"/>
  </office:meta>
</office:document-meta>
</file>